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11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108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39pt"/>
    </style:style>
    <style:style style:name="ro1" style:family="table-row">
      <style:table-row-properties style:row-height="173.1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1.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8"/>
    <style:style style:name="ce3" style:family="table-cell" style:parent-style-name="Default" style:data-style-name="N129"/>
    <style:style style:name="ce4" style:family="table-cell" style:parent-style-name="Default" style:data-style-name="N129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 style:data-style-name="N129">
      <style:table-cell-properties fo:background-color="#ff6600"/>
      <style:text-properties fo:font-weight="bold" style:font-weight-asian="bold" style:font-weight-complex="bold"/>
    </style:style>
    <style:style style:name="ce6" style:family="table-cell" style:parent-style-name="Default" style:data-style-name="N129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29"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129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ank transformation" table:style-name="ta1">
        <table:shapes>
          <draw:frame draw:z-index="1" draw:style-name="gr1" draw:text-style-name="P1" svg:width="157.18pt" svg:height="91.22pt" svg:x="54.88pt" svg:y="12.81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94.06pt" svg:height="152.08pt" svg:x="324.79pt" svg:y="0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i/4 = </text:p>
          </table:table-cell>
          <table:table-cell table:style-name="ce1" office:value-type="float" office:value="0.785398163397448" calcext:value-type="float">
            <text:p>0.785398</text:p>
          </table:table-cell>
          <table:table-cell table:style-name="ce1" table:number-columns-repeated="7"/>
          <table:table-cell table:number-columns-repeated="1014"/>
        </table:table-row>
        <table:table-row table:style-name="ro2">
          <table:table-cell table:number-columns-repeated="2"/>
          <table:table-cell table:style-name="ce1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k term</text:p>
          </table:table-cell>
          <table:table-cell table:style-name="ce1" office:value-type="string" calcext:value-type="string">
            <text:p>GL partial sum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S5</text:p>
          </table:table-cell>
          <table:table-cell table:style-name="ce1" office:value-type="string" calcext:value-type="string">
            <text:p>S6</text:p>
          </table:table-cell>
          <table:table-cell table:style-name="ce1" office:value-type="string" calcext:value-type="string">
            <text:p>S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(-1)^[.A5]/(2*[.A5]+1)" office:value-type="float" office:value="1" calcext:value-type="float">
            <text:p>1</text:p>
          </table:table-cell>
          <table:table-cell table:style-name="ce1" table:formula="of:=[.B5]" office:value-type="float" office:value="1" calcext:value-type="float">
            <text:p>1.000000</text:p>
          </table:table-cell>
          <table:table-cell table:number-columns-repeated="7" table:style-name="ce1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formula="of:=[.A5]+1" office:value-type="float" office:value="1" calcext:value-type="float">
            <text:p>1</text:p>
          </table:table-cell>
          <table:table-cell table:formula="of:=(-1)^[.A6]/(2*[.A6]+1)" office:value-type="float" office:value="-0.333333333333333" calcext:value-type="float">
            <text:p>-0.333333333333333</text:p>
          </table:table-cell>
          <table:table-cell table:style-name="ce1" table:formula="of:=[.C5]+[.B6]" office:value-type="float" office:value="0.666666666666667" calcext:value-type="float">
            <text:p>0.666667</text:p>
          </table:table-cell>
          <table:table-cell table:style-name="ce1" table:formula="of:=[.C7]-([.C7]-[.C6])^2/(([.C7]-[.C6])-([.C6]-[.C5]))" office:value-type="float" office:value="0.791666666666667" calcext:value-type="float">
            <text:p>0.791667</text:p>
          </table:table-cell>
          <table:table-cell table:number-columns-repeated="6" table:style-name="ce1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formula="of:=[.A6]+1" office:value-type="float" office:value="2" calcext:value-type="float">
            <text:p>2</text:p>
          </table:table-cell>
          <table:table-cell table:formula="of:=(-1)^[.A7]/(2*[.A7]+1)" office:value-type="float" office:value="0.2" calcext:value-type="float">
            <text:p>0.2</text:p>
          </table:table-cell>
          <table:table-cell table:style-name="ce1" table:formula="of:=[.C6]+[.B7]" office:value-type="float" office:value="0.866666666666667" calcext:value-type="float">
            <text:p>0.866667</text:p>
          </table:table-cell>
          <table:table-cell table:style-name="ce1" table:formula="of:=[.C8]-([.C8]-[.C7])^2/(([.C8]-[.C7])-([.C7]-[.C6]))" office:value-type="float" office:value="0.783333333333333" calcext:value-type="float">
            <text:p>0.783333</text:p>
          </table:table-cell>
          <table:table-cell table:style-name="ce1" table:formula="of:=[.D8]-([.D8]-[.D7])^2/(([.D8]-[.D7])-([.D7]-[.D6]))" office:value-type="float" office:value="0.785526315789474" calcext:value-type="float">
            <text:p>0.785526</text:p>
          </table:table-cell>
          <table:table-cell table:number-columns-repeated="5" table:style-name="ce1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formula="of:=(-1)^[.A8]/(2*[.A8]+1)" office:value-type="float" office:value="-0.142857142857143" calcext:value-type="float">
            <text:p>-0.142857142857143</text:p>
          </table:table-cell>
          <table:table-cell table:style-name="ce1" table:formula="of:=[.C7]+[.B8]" office:value-type="float" office:value="0.723809523809524" calcext:value-type="float">
            <text:p>0.723810</text:p>
          </table:table-cell>
          <table:table-cell table:style-name="ce1" table:formula="of:=[.C9]-([.C9]-[.C8])^2/(([.C9]-[.C8])-([.C8]-[.C7]))" office:value-type="float" office:value="0.786309523809524" calcext:value-type="float">
            <text:p>0.786310</text:p>
          </table:table-cell>
          <table:table-cell table:style-name="ce1" table:formula="of:=[.D9]-([.D9]-[.D8])^2/(([.D9]-[.D8])-([.D8]-[.D7]))" office:value-type="float" office:value="0.785362554112554" calcext:value-type="float">
            <text:p>0.785363</text:p>
          </table:table-cell>
          <table:table-cell table:style-name="ce1" table:formula="of:=[.E9]-([.E9]-[.E8])^2/(([.E9]-[.E8])-([.E8]-[.E7]))" office:value-type="float" office:value="0.785399839329751" calcext:value-type="float">
            <text:p>0.785400</text:p>
          </table:table-cell>
          <table:table-cell table:number-columns-repeated="4" table:style-name="ce1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formula="of:=[.A8]+1" office:value-type="float" office:value="4" calcext:value-type="float">
            <text:p>4</text:p>
          </table:table-cell>
          <table:table-cell table:formula="of:=(-1)^[.A9]/(2*[.A9]+1)" office:value-type="float" office:value="0.111111111111111" calcext:value-type="float">
            <text:p>0.111111111111111</text:p>
          </table:table-cell>
          <table:table-cell table:style-name="ce1" table:formula="of:=[.C8]+[.B9]" office:value-type="float" office:value="0.834920634920635" calcext:value-type="float">
            <text:p>0.834921</text:p>
          </table:table-cell>
          <table:table-cell table:style-name="ce1" table:formula="of:=[.C10]-([.C10]-[.C9])^2/(([.C10]-[.C9])-([.C9]-[.C8]))" office:value-type="float" office:value="0.784920634920635" calcext:value-type="float">
            <text:p>0.784921</text:p>
          </table:table-cell>
          <table:table-cell table:style-name="ce1" table:formula="of:=[.D10]-([.D10]-[.D9])^2/(([.D10]-[.D9])-([.D9]-[.D8]))" office:value-type="float" office:value="0.785410830999066" calcext:value-type="float">
            <text:p>0.785411</text:p>
          </table:table-cell>
          <table:table-cell table:style-name="ce1" table:formula="of:=[.E10]-([.E10]-[.E9])^2/(([.E10]-[.E9])-([.E9]-[.E8]))" office:value-type="float" office:value="0.78539771509897" calcext:value-type="float">
            <text:p>0.785398</text:p>
          </table:table-cell>
          <table:table-cell table:style-name="ce1" table:formula="of:=[.F10]-([.F10]-[.F9])^2/(([.F10]-[.F9])-([.F9]-[.F8]))" office:value-type="float" office:value="0.785398178508445" calcext:value-type="float">
            <text:p>0.785398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formula="of:=[.A9]+1" office:value-type="float" office:value="5" calcext:value-type="float">
            <text:p>5</text:p>
          </table:table-cell>
          <table:table-cell table:formula="of:=(-1)^[.A10]/(2*[.A10]+1)" office:value-type="float" office:value="-0.0909090909090909" calcext:value-type="float">
            <text:p>-0.090909090909091</text:p>
          </table:table-cell>
          <table:table-cell table:style-name="ce1" table:formula="of:=[.C9]+[.B10]" office:value-type="float" office:value="0.744011544011544" calcext:value-type="float">
            <text:p>0.744012</text:p>
          </table:table-cell>
          <table:table-cell table:style-name="ce1" table:formula="of:=[.C11]-([.C11]-[.C10])^2/(([.C11]-[.C10])-([.C10]-[.C9]))" office:value-type="float" office:value="0.785678210678211" calcext:value-type="float">
            <text:p>0.785678</text:p>
          </table:table-cell>
          <table:table-cell table:style-name="ce1" table:formula="of:=[.D11]-([.D11]-[.D10])^2/(([.D11]-[.D10])-([.D10]-[.D9]))" office:value-type="float" office:value="0.785392822550357" calcext:value-type="float">
            <text:p>0.785393</text:p>
          </table:table-cell>
          <table:table-cell table:style-name="ce1" table:formula="of:=[.E11]-([.E11]-[.E10])^2/(([.E11]-[.E10])-([.E10]-[.E9]))" office:value-type="float" office:value="0.785398307810941" calcext:value-type="float">
            <text:p>0.785398</text:p>
          </table:table-cell>
          <table:table-cell table:style-name="ce1" table:formula="of:=[.F11]-([.F11]-[.F10])^2/(([.F11]-[.F10])-([.F10]-[.F9]))" office:value-type="float" office:value="0.785398159278251" calcext:value-type="float">
            <text:p>0.785398</text:p>
          </table:table-cell>
          <table:table-cell table:style-name="ce1" table:formula="of:=[.G11]-([.G11]-[.G10])^2/(([.G11]-[.G10])-([.G10]-[.G9]))" office:value-type="float" office:value="0.785398163493823" calcext:value-type="float">
            <text:p>0.785398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formula="of:=[.A10]+1" office:value-type="float" office:value="6" calcext:value-type="float">
            <text:p>6</text:p>
          </table:table-cell>
          <table:table-cell table:formula="of:=(-1)^[.A11]/(2*[.A11]+1)" office:value-type="float" office:value="0.0769230769230769" calcext:value-type="float">
            <text:p>0.076923076923077</text:p>
          </table:table-cell>
          <table:table-cell table:style-name="ce1" table:formula="of:=[.C10]+[.B11]" office:value-type="float" office:value="0.820934620934621" calcext:value-type="float">
            <text:p>0.820935</text:p>
          </table:table-cell>
          <table:table-cell table:style-name="ce1" table:formula="of:=[.C12]-([.C12]-[.C11])^2/(([.C12]-[.C11])-([.C11]-[.C10]))" office:value-type="float" office:value="0.785220335220335" calcext:value-type="float">
            <text:p>0.785220</text:p>
          </table:table-cell>
          <table:table-cell table:style-name="ce1" table:formula="of:=[.D12]-([.D12]-[.D11])^2/(([.D12]-[.D11])-([.D11]-[.D10]))" office:value-type="float" office:value="0.785400710400711" calcext:value-type="float">
            <text:p>0.785401</text:p>
          </table:table-cell>
          <table:table-cell table:style-name="ce1" table:formula="of:=[.E12]-([.E12]-[.E11])^2/(([.E12]-[.E11])-([.E11]-[.E10]))" office:value-type="float" office:value="0.785398109609208" calcext:value-type="float">
            <text:p>0.785398</text:p>
          </table:table-cell>
          <table:table-cell table:style-name="ce1" table:formula="of:=[.F12]-([.F12]-[.F11])^2/(([.F12]-[.F11])-([.F11]-[.F10]))" office:value-type="float" office:value="0.785398164677406" calcext:value-type="float">
            <text:p>0.785398</text:p>
          </table:table-cell>
          <table:table-cell table:style-name="ce1" table:formula="of:=[.G12]-([.G12]-[.G11])^2/(([.G12]-[.G11])-([.G11]-[.G10]))" office:value-type="float" office:value="0.785398163369276" calcext:value-type="float">
            <text:p>0.785398</text:p>
          </table:table-cell>
          <table:table-cell table:style-name="ce1" table:formula="of:=[.H12]-([.H12]-[.H11])^2/(([.H12]-[.H11])-([.H11]-[.H10]))" office:value-type="float" office:value="0.785398163397794" calcext:value-type="float">
            <text:p>0.785398</text:p>
          </table:table-cell>
          <table:table-cell table:style-name="ce1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formula="of:=[.A11]+1" office:value-type="float" office:value="7" calcext:value-type="float">
            <text:p>7</text:p>
          </table:table-cell>
          <table:table-cell table:formula="of:=(-1)^[.A12]/(2*[.A12]+1)" office:value-type="float" office:value="-0.0666666666666667" calcext:value-type="float">
            <text:p>-0.066666666666667</text:p>
          </table:table-cell>
          <table:table-cell table:style-name="ce1" table:formula="of:=[.C11]+[.B12]" office:value-type="float" office:value="0.754267954267954" calcext:value-type="float">
            <text:p>0.754268</text:p>
          </table:table-cell>
          <table:table-cell table:style-name="ce1" table:formula="of:=[.C13]-([.C13]-[.C12])^2/(([.C13]-[.C12])-([.C12]-[.C11]))" office:value-type="float" office:value="0.785517954267954" calcext:value-type="float">
            <text:p>0.785518</text:p>
          </table:table-cell>
          <table:table-cell table:style-name="ce1" table:formula="of:=[.D13]-([.D13]-[.D12])^2/(([.D13]-[.D12])-([.D12]-[.D11]))" office:value-type="float" office:value="0.785396830236947" calcext:value-type="float">
            <text:p>0.785397</text:p>
          </table:table-cell>
          <table:table-cell table:style-name="ce1" table:formula="of:=[.E13]-([.E13]-[.E12])^2/(([.E13]-[.E12])-([.E12]-[.E11]))" office:value-type="float" office:value="0.78539818586396" calcext:value-type="float">
            <text:p>0.785398</text:p>
          </table:table-cell>
          <table:table-cell table:style-name="ce1" table:formula="of:=[.F13]-([.F13]-[.F12])^2/(([.F13]-[.F12])-([.F12]-[.F11]))" office:value-type="float" office:value="0.785398162950994" calcext:value-type="float">
            <text:p>0.785398</text:p>
          </table:table-cell>
          <table:table-cell table:style-name="ce1" table:formula="of:=[.G13]-([.G13]-[.G12])^2/(([.G13]-[.G12])-([.G12]-[.G11]))" office:value-type="float" office:value="0.785398163406263" calcext:value-type="float">
            <text:p>0.785398</text:p>
          </table:table-cell>
          <table:table-cell table:style-name="ce1" table:formula="of:=[.H13]-([.H13]-[.H12])^2/(([.H13]-[.H12])-([.H12]-[.H11]))" office:value-type="float" office:value="0.785398163397311" calcext:value-type="float">
            <text:p>0.785398</text:p>
          </table:table-cell>
          <table:table-cell table:style-name="ce1" table:formula="of:=[.I13]-([.I13]-[.I12])^2/(([.I13]-[.I12])-([.I12]-[.I11]))" office:value-type="float" office:value="0.785398163397444" calcext:value-type="float">
            <text:p>0.785398</text:p>
          </table:table-cell>
          <table:table-cell table:number-columns-repeated="1014"/>
        </table:table-row>
        <table:table-row table:style-name="ro2">
          <table:table-cell table:formula="of:=[.A12]+1" office:value-type="float" office:value="8" calcext:value-type="float">
            <text:p>8</text:p>
          </table:table-cell>
          <table:table-cell table:formula="of:=(-1)^[.A13]/(2*[.A13]+1)" office:value-type="float" office:value="0.0588235294117647" calcext:value-type="float">
            <text:p>0.058823529411765</text:p>
          </table:table-cell>
          <table:table-cell table:style-name="ce1" table:formula="of:=[.C12]+[.B13]" office:value-type="float" office:value="0.813091483679719" calcext:value-type="float">
            <text:p>0.813091</text:p>
          </table:table-cell>
          <table:table-cell table:style-name="ce1" table:formula="of:=[.C14]-([.C14]-[.C13])^2/(([.C14]-[.C13])-([.C13]-[.C12]))" office:value-type="float" office:value="0.785313705901941" calcext:value-type="float">
            <text:p>0.785314</text:p>
          </table:table-cell>
          <table:table-cell table:style-name="ce1" table:formula="of:=[.D14]-([.D14]-[.D13])^2/(([.D14]-[.D13])-([.D13]-[.D12]))" office:value-type="float" office:value="0.785398913809235" calcext:value-type="float">
            <text:p>0.785399</text:p>
          </table:table-cell>
          <table:table-cell table:style-name="ce1" table:formula="of:=[.E14]-([.E14]-[.E13])^2/(([.E14]-[.E13])-([.E13]-[.E12]))" office:value-type="float" office:value="0.785398153108728" calcext:value-type="float">
            <text:p>0.785398</text:p>
          </table:table-cell>
          <table:table-cell table:style-name="ce1" table:formula="of:=[.F14]-([.F14]-[.F13])^2/(([.F14]-[.F13])-([.F13]-[.F12]))" office:value-type="float" office:value="0.785398163569322" calcext:value-type="float">
            <text:p>0.785398</text:p>
          </table:table-cell>
          <table:table-cell table:style-name="ce1" table:formula="of:=[.G14]-([.G14]-[.G13])^2/(([.G14]-[.G13])-([.G13]-[.G12]))" office:value-type="float" office:value="0.785398163394453" calcext:value-type="float">
            <text:p>0.785398</text:p>
          </table:table-cell>
          <table:table-cell table:style-name="ce1" table:formula="of:=[.H14]-([.H14]-[.H13])^2/(([.H14]-[.H13])-([.H13]-[.H12]))" office:value-type="float" office:value="0.785398163397495" calcext:value-type="float">
            <text:p>0.785398</text:p>
          </table:table-cell>
          <table:table-cell table:style-name="ce1" table:formula="of:=[.I14]-([.I14]-[.I13])^2/(([.I14]-[.I13])-([.I13]-[.I12]))" office:value-type="float" office:value="0.785398163397448" calcext:value-type="float">
            <text:p>0.785398</text:p>
          </table:table-cell>
          <table:table-cell table:number-columns-repeated="1014"/>
        </table:table-row>
        <table:table-row table:style-name="ro2">
          <table:table-cell table:formula="of:=[.A13]+1" office:value-type="float" office:value="9" calcext:value-type="float">
            <text:p>9</text:p>
          </table:table-cell>
          <table:table-cell table:formula="of:=(-1)^[.A14]/(2*[.A14]+1)" office:value-type="float" office:value="-0.0526315789473684" calcext:value-type="float">
            <text:p>-0.052631578947369</text:p>
          </table:table-cell>
          <table:table-cell table:style-name="ce1" table:formula="of:=[.C13]+[.B14]" office:value-type="float" office:value="0.760459904732351" calcext:value-type="float">
            <text:p>0.760460</text:p>
          </table:table-cell>
          <table:table-cell table:style-name="ce1" table:formula="of:=[.C15]-([.C15]-[.C14])^2/(([.C15]-[.C14])-([.C14]-[.C13]))" office:value-type="float" office:value="0.785459904732351" calcext:value-type="float">
            <text:p>0.785460</text:p>
          </table:table-cell>
          <table:table-cell table:style-name="ce1" table:formula="of:=[.D15]-([.D15]-[.D14])^2/(([.D15]-[.D14])-([.D14]-[.D13]))" office:value-type="float" office:value="0.785397715677625" calcext:value-type="float">
            <text:p>0.785398</text:p>
          </table:table-cell>
          <table:table-cell table:style-name="ce1" table:formula="of:=[.E15]-([.E15]-[.E14])^2/(([.E15]-[.E14])-([.E14]-[.E13]))" office:value-type="float" office:value="0.785398168477409" calcext:value-type="float">
            <text:p>0.785398</text:p>
          </table:table-cell>
          <table:table-cell table:style-name="ce1" table:formula="of:=[.F15]-([.F15]-[.F14])^2/(([.F15]-[.F14])-([.F14]-[.F13]))" office:value-type="float" office:value="0.785398163325497" calcext:value-type="float">
            <text:p>0.785398</text:p>
          </table:table-cell>
          <table:table-cell table:style-name="ce1" table:formula="of:=[.G15]-([.G15]-[.G14])^2/(([.G15]-[.G14])-([.G14]-[.G13]))" office:value-type="float" office:value="0.785398163398551" calcext:value-type="float">
            <text:p>0.785398</text:p>
          </table:table-cell>
          <table:table-cell table:style-name="ce1" table:formula="of:=[.H15]-([.H15]-[.H14])^2/(([.H15]-[.H14])-([.H14]-[.H13]))" office:value-type="float" office:value="0.785398163397433" calcext:value-type="float">
            <text:p>0.785398</text:p>
          </table:table-cell>
          <table:table-cell table:style-name="ce1" table:formula="of:=[.I15]-([.I15]-[.I14])^2/(([.I15]-[.I14])-([.I14]-[.I13]))" office:value-type="float" office:value="0.785398163397449" calcext:value-type="float">
            <text:p>0.785398</text:p>
          </table:table-cell>
          <table:table-cell table:number-columns-repeated="1014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formula="of:=(-1)^[.A15]/(2*[.A15]+1)" office:value-type="float" office:value="0.0476190476190476" calcext:value-type="float">
            <text:p>0.047619047619048</text:p>
          </table:table-cell>
          <table:table-cell table:style-name="ce1" table:formula="of:=[.C14]+[.B15]" office:value-type="float" office:value="0.808078952351398" calcext:value-type="float">
            <text:p>0.808079</text:p>
          </table:table-cell>
          <table:table-cell table:style-name="ce1" table:formula="of:=[.C16]-([.C16]-[.C15])^2/(([.C16]-[.C15])-([.C15]-[.C14]))" office:value-type="float" office:value="0.785351679624126" calcext:value-type="float">
            <text:p>0.785352</text:p>
          </table:table-cell>
          <table:table-cell table:style-name="ce1" table:formula="of:=[.D16]-([.D16]-[.D15])^2/(([.D16]-[.D15])-([.D15]-[.D14]))" office:value-type="float" office:value="0.785398443559779" calcext:value-type="float">
            <text:p>0.785398</text:p>
          </table:table-cell>
          <table:table-cell table:style-name="ce1" table:formula="of:=[.E16]-([.E16]-[.E15])^2/(([.E16]-[.E15])-([.E15]-[.E14]))" office:value-type="float" office:value="0.785398160727591" calcext:value-type="float">
            <text:p>0.785398</text:p>
          </table:table-cell>
          <table:table-cell table:style-name="ce1" table:formula="of:=[.F16]-([.F16]-[.F15])^2/(([.F16]-[.F15])-([.F15]-[.F14]))" office:value-type="float" office:value="0.785398163429803" calcext:value-type="float">
            <text:p>0.785398</text:p>
          </table:table-cell>
          <table:table-cell table:style-name="ce1" table:formula="of:=[.G16]-([.G16]-[.G15])^2/(([.G16]-[.G15])-([.G15]-[.G14]))" office:value-type="float" office:value="0.785398163397013" calcext:value-type="float">
            <text:p>0.785398</text:p>
          </table:table-cell>
          <table:table-cell table:style-name="ce1" table:formula="of:=[.H16]-([.H16]-[.H15])^2/(([.H16]-[.H15])-([.H15]-[.H14]))" office:value-type="float" office:value="0.785398163397455" calcext:value-type="float">
            <text:p>0.785398</text:p>
          </table:table-cell>
          <table:table-cell table:style-name="ce1" table:formula="of:=[.I16]-([.I16]-[.I15])^2/(([.I16]-[.I15])-([.I15]-[.I14]))" office:value-type="float" office:value="0.785398163397449" calcext:value-type="float">
            <text:p>0.785398</text:p>
          </table:table-cell>
          <table:table-cell table:number-columns-repeated="1014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formula="of:=(-1)^[.A16]/(2*[.A16]+1)" office:value-type="float" office:value="-0.0434782608695652" calcext:value-type="float">
            <text:p>-0.043478260869565</text:p>
          </table:table-cell>
          <table:table-cell table:style-name="ce1" table:formula="of:=[.C15]+[.B16]" office:value-type="float" office:value="0.764600691481833" calcext:value-type="float">
            <text:p>0.764601</text:p>
          </table:table-cell>
          <table:table-cell table:style-name="ce1" table:formula="of:=[.C17]-([.C17]-[.C16])^2/(([.C17]-[.C16])-([.C16]-[.C15]))" office:value-type="float" office:value="0.785434024815167" calcext:value-type="float">
            <text:p>0.785434</text:p>
          </table:table-cell>
          <table:table-cell table:style-name="ce1" table:formula="of:=[.D17]-([.D17]-[.D16])^2/(([.D17]-[.D16])-([.D16]-[.D15]))" office:value-type="float" office:value="0.78539798098587" calcext:value-type="float">
            <text:p>0.785398</text:p>
          </table:table-cell>
          <table:table-cell table:style-name="ce1" table:formula="of:=[.E17]-([.E17]-[.E16])^2/(([.E17]-[.E16])-([.E16]-[.E15]))" office:value-type="float" office:value="0.78539816487642" calcext:value-type="float">
            <text:p>0.785398</text:p>
          </table:table-cell>
          <table:table-cell table:style-name="ce1" table:formula="of:=[.F17]-([.F17]-[.F16])^2/(([.F17]-[.F16])-([.F16]-[.F15]))" office:value-type="float" office:value="0.785398163381978" calcext:value-type="float">
            <text:p>0.785398</text:p>
          </table:table-cell>
          <table:table-cell table:style-name="ce1" table:formula="of:=[.G17]-([.G17]-[.G16])^2/(([.G17]-[.G16])-([.G16]-[.G15]))" office:value-type="float" office:value="0.785398163397632" calcext:value-type="float">
            <text:p>0.785398</text:p>
          </table:table-cell>
          <table:table-cell table:style-name="ce1" table:formula="of:=[.H17]-([.H17]-[.H16])^2/(([.H17]-[.H16])-([.H16]-[.H15]))" office:value-type="float" office:value="0.785398163397447" calcext:value-type="float">
            <text:p>0.785398</text:p>
          </table:table-cell>
          <table:table-cell table:style-name="ce1" table:formula="of:=[.I17]-([.I17]-[.I16])^2/(([.I17]-[.I16])-([.I16]-[.I15]))" office:value-type="float" office:value="0.785398163397449" calcext:value-type="float">
            <text:p>0.785398</text:p>
          </table:table-cell>
          <table:table-cell table:number-columns-repeated="1014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formula="of:=(-1)^[.A17]/(2*[.A17]+1)" office:value-type="float" office:value="0.04" calcext:value-type="float">
            <text:p>0.04</text:p>
          </table:table-cell>
          <table:table-cell table:style-name="ce1" table:formula="of:=[.C16]+[.B17]" office:value-type="float" office:value="0.804600691481833" calcext:value-type="float">
            <text:p>0.804601</text:p>
          </table:table-cell>
          <table:table-cell table:style-name="ce1" table:formula="of:=[.C18]-([.C18]-[.C17])^2/(([.C18]-[.C17])-([.C17]-[.C16]))" office:value-type="float" office:value="0.785369922251064" calcext:value-type="float">
            <text:p>0.785370</text:p>
          </table:table-cell>
          <table:table-cell table:style-name="ce1" table:formula="of:=[.D18]-([.D18]-[.D17])^2/(([.D18]-[.D17])-([.D17]-[.D16]))" office:value-type="float" office:value="0.785398286217481" calcext:value-type="float">
            <text:p>0.785398</text:p>
          </table:table-cell>
          <table:table-cell table:style-name="ce1" table:formula="of:=[.E18]-([.E18]-[.E17])^2/(([.E18]-[.E17])-([.E17]-[.E16]))" office:value-type="float" office:value="0.785398162540596" calcext:value-type="float">
            <text:p>0.785398</text:p>
          </table:table-cell>
          <table:table-cell table:style-name="ce1" table:formula="of:=[.F18]-([.F18]-[.F17])^2/(([.F18]-[.F17])-([.F17]-[.F16]))" office:value-type="float" office:value="0.785398163405249" calcext:value-type="float">
            <text:p>0.785398</text:p>
          </table:table-cell>
          <table:table-cell table:style-name="ce1" table:formula="of:=[.G18]-([.G18]-[.G17])^2/(([.G18]-[.G17])-([.G17]-[.G16]))" office:value-type="float" office:value="0.785398163397367" calcext:value-type="float">
            <text:p>0.785398</text:p>
          </table:table-cell>
          <table:table-cell table:style-name="ce1" table:formula="of:=[.H18]-([.H18]-[.H17])^2/(([.H18]-[.H17])-([.H17]-[.H16]))" office:value-type="float" office:value="0.78539816339745" calcext:value-type="float">
            <text:p>0.785398</text:p>
          </table:table-cell>
          <table:table-cell table:style-name="ce1" table:formula="of:=[.I18]-([.I18]-[.I17])^2/(([.I18]-[.I17])-([.I17]-[.I16]))" office:value-type="float" office:value="0.785398163397448" calcext:value-type="float">
            <text:p>0.785398</text:p>
          </table:table-cell>
          <table:table-cell table:number-columns-repeated="1014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formula="of:=(-1)^[.A18]/(2*[.A18]+1)" office:value-type="float" office:value="-0.037037037037037" calcext:value-type="float">
            <text:p>-0.037037037037037</text:p>
          </table:table-cell>
          <table:table-cell table:style-name="ce1" table:formula="of:=[.C17]+[.B18]" office:value-type="float" office:value="0.767563654444796" calcext:value-type="float">
            <text:p>0.767564</text:p>
          </table:table-cell>
          <table:table-cell table:style-name="ce1" table:formula="of:=[.C19]-([.C19]-[.C18])^2/(([.C19]-[.C18])-([.C18]-[.C17]))" office:value-type="float" office:value="0.785420797301939" calcext:value-type="float">
            <text:p>0.785421</text:p>
          </table:table-cell>
          <table:table-cell table:style-name="ce1" table:formula="of:=[.D19]-([.D19]-[.D18])^2/(([.D19]-[.D18])-([.D18]-[.D17]))" office:value-type="float" office:value="0.785398078290671" calcext:value-type="float">
            <text:p>0.785398</text:p>
          </table:table-cell>
          <table:table-cell table:style-name="ce1" table:formula="of:=[.E19]-([.E19]-[.E18])^2/(([.E19]-[.E18])-([.E18]-[.E17]))" office:value-type="float" office:value="0.785398163913434" calcext:value-type="float">
            <text:p>0.785398</text:p>
          </table:table-cell>
          <table:table-cell table:style-name="ce1" table:formula="of:=[.F19]-([.F19]-[.F18])^2/(([.F19]-[.F18])-([.F18]-[.F17]))" office:value-type="float" office:value="0.785398163393329" calcext:value-type="float">
            <text:p>0.785398</text:p>
          </table:table-cell>
          <table:table-cell table:style-name="ce1" table:formula="of:=[.G19]-([.G19]-[.G18])^2/(([.G19]-[.G18])-([.G18]-[.G17]))" office:value-type="float" office:value="0.785398163397487" calcext:value-type="float">
            <text:p>0.785398</text:p>
          </table:table-cell>
          <table:table-cell table:style-name="ce1" table:formula="of:=[.H19]-([.H19]-[.H18])^2/(([.H19]-[.H18])-([.H18]-[.H17]))" office:value-type="float" office:value="0.785398163397448" calcext:value-type="float">
            <text:p>0.785398</text:p>
          </table:table-cell>
          <table:table-cell table:style-name="ce1"/>
          <table:table-cell table:number-columns-repeated="1014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formula="of:=(-1)^[.A19]/(2*[.A19]+1)" office:value-type="float" office:value="0.0344827586206897" calcext:value-type="float">
            <text:p>0.03448275862069</text:p>
          </table:table-cell>
          <table:table-cell table:style-name="ce1" table:formula="of:=[.C18]+[.B19]" office:value-type="float" office:value="0.802046413065486" calcext:value-type="float">
            <text:p>0.802046</text:p>
          </table:table-cell>
          <table:table-cell table:style-name="ce1" table:formula="of:=[.C20]-([.C20]-[.C19])^2/(([.C20]-[.C19])-([.C19]-[.C18]))" office:value-type="float" office:value="0.785379746398819" calcext:value-type="float">
            <text:p>0.785380</text:p>
          </table:table-cell>
          <table:table-cell table:style-name="ce1" table:formula="of:=[.D20]-([.D20]-[.D19])^2/(([.D20]-[.D19])-([.D19]-[.D18]))" office:value-type="float" office:value="0.785398223856321" calcext:value-type="float">
            <text:p>0.785398</text:p>
          </table:table-cell>
          <table:table-cell table:style-name="ce1" table:formula="of:=[.E20]-([.E20]-[.E19])^2/(([.E20]-[.E19])-([.E19]-[.E18]))" office:value-type="float" office:value="0.785398163076102" calcext:value-type="float">
            <text:p>0.785398</text:p>
          </table:table-cell>
          <table:table-cell table:style-name="ce1" table:formula="of:=[.F20]-([.F20]-[.F19])^2/(([.F20]-[.F19])-([.F19]-[.F18]))" office:value-type="float" office:value="0.785398163399715" calcext:value-type="float">
            <text:p>0.785398</text:p>
          </table:table-cell>
          <table:table-cell table:style-name="ce1" table:formula="of:=[.G20]-([.G20]-[.G19])^2/(([.G20]-[.G19])-([.G19]-[.G18]))" office:value-type="float" office:value="0.78539816339743" calcext:value-type="float">
            <text:p>0.785398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formula="of:=(-1)^[.A20]/(2*[.A20]+1)" office:value-type="float" office:value="-0.032258064516129" calcext:value-type="float">
            <text:p>-0.032258064516129</text:p>
          </table:table-cell>
          <table:table-cell table:style-name="ce1" table:formula="of:=[.C19]+[.B20]" office:value-type="float" office:value="0.769788348549357" calcext:value-type="float">
            <text:p>0.769788</text:p>
          </table:table-cell>
          <table:table-cell table:style-name="ce1" table:formula="of:=[.C21]-([.C21]-[.C20])^2/(([.C21]-[.C20])-([.C20]-[.C19]))" office:value-type="float" office:value="0.785413348549357" calcext:value-type="float">
            <text:p>0.785413</text:p>
          </table:table-cell>
          <table:table-cell table:style-name="ce1" table:formula="of:=[.D21]-([.D21]-[.D20])^2/(([.D21]-[.D20])-([.D20]-[.D19]))" office:value-type="float" office:value="0.785398119504523" calcext:value-type="float">
            <text:p>0.785398</text:p>
          </table:table-cell>
          <table:table-cell table:style-name="ce1" table:formula="of:=[.E21]-([.E21]-[.E20])^2/(([.E21]-[.E20])-([.E20]-[.E19]))" office:value-type="float" office:value="0.785398163603573" calcext:value-type="float">
            <text:p>0.785398</text:p>
          </table:table-cell>
          <table:table-cell table:style-name="ce1" table:formula="of:=[.F21]-([.F21]-[.F20])^2/(([.F21]-[.F20])-([.F20]-[.F19]))" office:value-type="float" office:value="0.785398163396156" calcext:value-type="float">
            <text:p>0.785398</text:p>
          </table:table-cell>
          <table:table-cell table:style-name="ce1" table:number-columns-repeated="3"/>
          <table:table-cell table:number-columns-repeated="1014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formula="of:=(-1)^[.A21]/(2*[.A21]+1)" office:value-type="float" office:value="0.0303030303030303" calcext:value-type="float">
            <text:p>0.03030303030303</text:p>
          </table:table-cell>
          <table:table-cell table:style-name="ce1" table:formula="of:=[.C20]+[.B21]" office:value-type="float" office:value="0.800091378852387" calcext:value-type="float">
            <text:p>0.800091</text:p>
          </table:table-cell>
          <table:table-cell table:style-name="ce1" table:formula="of:=[.C22]-([.C22]-[.C21])^2/(([.C22]-[.C21])-([.C21]-[.C20]))" office:value-type="float" office:value="0.785385496499446" calcext:value-type="float">
            <text:p>0.785385</text:p>
          </table:table-cell>
          <table:table-cell table:style-name="ce1" table:formula="of:=[.D22]-([.D22]-[.D21])^2/(([.D22]-[.D21])-([.D21]-[.D20]))" office:value-type="float" office:value="0.785398195879716" calcext:value-type="float">
            <text:p>0.785398</text:p>
          </table:table-cell>
          <table:table-cell table:style-name="ce1" table:formula="of:=[.E22]-([.E22]-[.E21])^2/(([.E22]-[.E21])-([.E21]-[.E20]))" office:value-type="float" office:value="0.785398163261735" calcext:value-type="float">
            <text:p>0.785398</text:p>
          </table:table-cell>
          <table:table-cell table:style-name="ce1" table:number-columns-repeated="4"/>
          <table:table-cell table:number-columns-repeated="1014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formula="of:=(-1)^[.A22]/(2*[.A22]+1)" office:value-type="float" office:value="-0.0285714285714286" calcext:value-type="float">
            <text:p>-0.028571428571429</text:p>
          </table:table-cell>
          <table:table-cell table:style-name="ce1" table:formula="of:=[.C21]+[.B22]" office:value-type="float" office:value="0.771519950280959" calcext:value-type="float">
            <text:p>0.771520</text:p>
          </table:table-cell>
          <table:table-cell table:style-name="ce1" table:formula="of:=[.C23]-([.C23]-[.C22])^2/(([.C23]-[.C22])-([.C22]-[.C21]))" office:value-type="float" office:value="0.785408839169847" calcext:value-type="float">
            <text:p>0.785409</text:p>
          </table:table-cell>
          <table:table-cell table:style-name="ce1" table:formula="of:=[.D23]-([.D23]-[.D22])^2/(([.D23]-[.D22])-([.D22]-[.D21]))" office:value-type="float" office:value="0.785398138947283" calcext:value-type="float">
            <text:p>0.785398</text:p>
          </table:table-cell>
          <table:table-cell table:style-name="ce1" table:number-columns-repeated="5"/>
          <table:table-cell table:number-columns-repeated="1014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formula="of:=(-1)^[.A23]/(2*[.A23]+1)" office:value-type="float" office:value="0.027027027027027" calcext:value-type="float">
            <text:p>0.027027027027027</text:p>
          </table:table-cell>
          <table:table-cell table:style-name="ce1" table:formula="of:=[.C22]+[.B23]" office:value-type="float" office:value="0.798546977307986" calcext:value-type="float">
            <text:p>0.798547</text:p>
          </table:table-cell>
          <table:table-cell table:style-name="ce1" table:formula="of:=[.C24]-([.C24]-[.C23])^2/(([.C24]-[.C23])-([.C23]-[.C22]))" office:value-type="float" office:value="0.785389082571143" calcext:value-type="float">
            <text:p>0.785389</text:p>
          </table:table-cell>
          <table:table-cell table:style-name="ce1" table:number-columns-repeated="6"/>
          <table:table-cell table:number-columns-repeated="1014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formula="of:=(-1)^[.A24]/(2*[.A24]+1)" office:value-type="float" office:value="-0.0256410256410256" calcext:value-type="float">
            <text:p>-0.025641025641026</text:p>
          </table:table-cell>
          <table:table-cell table:style-name="ce1" table:formula="of:=[.C23]+[.B24]" office:value-type="float" office:value="0.77290595166696" calcext:value-type="float">
            <text:p>0.772906</text:p>
          </table:table-cell>
          <table:table-cell table:style-name="ce1" table:number-columns-repeated="7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umber of oper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k term</text:p>
          </table:table-cell>
          <table:table-cell office:value-type="string" calcext:value-type="string">
            <text:p>GL partial sum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+[.B30]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29]+1+[.B30]" office:value-type="float" office:value="10" calcext:value-type="float">
            <text:p>10</text:p>
          </table:table-cell>
          <table:table-cell table:formula="of:=7+[.C31]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0]" office:value-type="float" office:value="4" calcext:value-type="float">
            <text:p>4</text:p>
          </table:table-cell>
          <table:table-cell table:formula="of:=[.C30]+1+[.B31]" office:value-type="float" office:value="15" calcext:value-type="float">
            <text:p>15</text:p>
          </table:table-cell>
          <table:table-cell table:formula="of:=7+[.C32]" office:value-type="float" office:value="27" calcext:value-type="float">
            <text:p>27</text:p>
          </table:table-cell>
          <table:table-cell table:formula="of:=7+[.D32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1]" office:value-type="float" office:value="4" calcext:value-type="float">
            <text:p>4</text:p>
          </table:table-cell>
          <table:table-cell table:formula="of:=[.C31]+1+[.B32]" office:value-type="float" office:value="20" calcext:value-type="float">
            <text:p>20</text:p>
          </table:table-cell>
          <table:table-cell table:formula="of:=7+[.C33]" office:value-type="float" office:value="32" calcext:value-type="float">
            <text:p>32</text:p>
          </table:table-cell>
          <table:table-cell table:formula="of:=7+[.D33]" office:value-type="float" office:value="44" calcext:value-type="float">
            <text:p>44</text:p>
          </table:table-cell>
          <table:table-cell table:formula="of:=7+[.E33]"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32]" office:value-type="float" office:value="4" calcext:value-type="float">
            <text:p>4</text:p>
          </table:table-cell>
          <table:table-cell table:formula="of:=[.C32]+1+[.B33]" office:value-type="float" office:value="25" calcext:value-type="float">
            <text:p>25</text:p>
          </table:table-cell>
          <table:table-cell table:formula="of:=7+[.C34]" office:value-type="float" office:value="37" calcext:value-type="float">
            <text:p>37</text:p>
          </table:table-cell>
          <table:table-cell table:formula="of:=7+[.D34]" office:value-type="float" office:value="49" calcext:value-type="float">
            <text:p>49</text:p>
          </table:table-cell>
          <table:table-cell table:formula="of:=7+[.E34]" office:value-type="float" office:value="61" calcext:value-type="float">
            <text:p>61</text:p>
          </table:table-cell>
          <table:table-cell table:formula="of:=7+[.F34]"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33]" office:value-type="float" office:value="4" calcext:value-type="float">
            <text:p>4</text:p>
          </table:table-cell>
          <table:table-cell table:formula="of:=[.C33]+1+[.B34]" office:value-type="float" office:value="30" calcext:value-type="float">
            <text:p>30</text:p>
          </table:table-cell>
          <table:table-cell table:formula="of:=7+[.C35]" office:value-type="float" office:value="42" calcext:value-type="float">
            <text:p>42</text:p>
          </table:table-cell>
          <table:table-cell table:formula="of:=7+[.D35]" office:value-type="float" office:value="54" calcext:value-type="float">
            <text:p>54</text:p>
          </table:table-cell>
          <table:table-cell table:formula="of:=7+[.E35]" office:value-type="float" office:value="66" calcext:value-type="float">
            <text:p>66</text:p>
          </table:table-cell>
          <table:table-cell table:formula="of:=7+[.F35]" office:value-type="float" office:value="78" calcext:value-type="float">
            <text:p>78</text:p>
          </table:table-cell>
          <table:table-cell table:formula="of:=7+[.G35]"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34]" office:value-type="float" office:value="4" calcext:value-type="float">
            <text:p>4</text:p>
          </table:table-cell>
          <table:table-cell table:formula="of:=[.C34]+1+[.B35]" office:value-type="float" office:value="35" calcext:value-type="float">
            <text:p>35</text:p>
          </table:table-cell>
          <table:table-cell table:formula="of:=7+[.C36]" office:value-type="float" office:value="47" calcext:value-type="float">
            <text:p>47</text:p>
          </table:table-cell>
          <table:table-cell table:formula="of:=7+[.D36]" office:value-type="float" office:value="59" calcext:value-type="float">
            <text:p>59</text:p>
          </table:table-cell>
          <table:table-cell table:formula="of:=7+[.E36]" office:value-type="float" office:value="71" calcext:value-type="float">
            <text:p>71</text:p>
          </table:table-cell>
          <table:table-cell table:formula="of:=7+[.F36]" office:value-type="float" office:value="83" calcext:value-type="float">
            <text:p>83</text:p>
          </table:table-cell>
          <table:table-cell table:formula="of:=7+[.G36]" office:value-type="float" office:value="95" calcext:value-type="float">
            <text:p>95</text:p>
          </table:table-cell>
          <table:table-cell table:formula="of:=7+[.H36]" office:value-type="float" office:value="107" calcext:value-type="float">
            <text:p>107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35]" office:value-type="float" office:value="4" calcext:value-type="float">
            <text:p>4</text:p>
          </table:table-cell>
          <table:table-cell table:formula="of:=[.C35]+1+[.B36]" office:value-type="float" office:value="40" calcext:value-type="float">
            <text:p>40</text:p>
          </table:table-cell>
          <table:table-cell table:formula="of:=7+[.C37]" office:value-type="float" office:value="52" calcext:value-type="float">
            <text:p>52</text:p>
          </table:table-cell>
          <table:table-cell table:formula="of:=7+[.D37]" office:value-type="float" office:value="64" calcext:value-type="float">
            <text:p>64</text:p>
          </table:table-cell>
          <table:table-cell table:formula="of:=7+[.E37]" office:value-type="float" office:value="76" calcext:value-type="float">
            <text:p>76</text:p>
          </table:table-cell>
          <table:table-cell table:formula="of:=7+[.F37]" office:value-type="float" office:value="88" calcext:value-type="float">
            <text:p>88</text:p>
          </table:table-cell>
          <table:table-cell table:formula="of:=7+[.G37]" office:value-type="float" office:value="100" calcext:value-type="float">
            <text:p>100</text:p>
          </table:table-cell>
          <table:table-cell table:formula="of:=7+[.H37]" office:value-type="float" office:value="112" calcext:value-type="float">
            <text:p>112</text:p>
          </table:table-cell>
          <table:table-cell table:formula="of:=7+[.I37]" office:value-type="float" office:value="124" calcext:value-type="float">
            <text:p>124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36]" office:value-type="float" office:value="4" calcext:value-type="float">
            <text:p>4</text:p>
          </table:table-cell>
          <table:table-cell table:formula="of:=[.C36]+1+[.B37]" office:value-type="float" office:value="45" calcext:value-type="float">
            <text:p>45</text:p>
          </table:table-cell>
          <table:table-cell table:formula="of:=7+[.C38]" office:value-type="float" office:value="57" calcext:value-type="float">
            <text:p>57</text:p>
          </table:table-cell>
          <table:table-cell table:formula="of:=7+[.D38]" office:value-type="float" office:value="69" calcext:value-type="float">
            <text:p>69</text:p>
          </table:table-cell>
          <table:table-cell table:formula="of:=7+[.E38]" office:value-type="float" office:value="81" calcext:value-type="float">
            <text:p>81</text:p>
          </table:table-cell>
          <table:table-cell table:formula="of:=7+[.F38]" office:value-type="float" office:value="93" calcext:value-type="float">
            <text:p>93</text:p>
          </table:table-cell>
          <table:table-cell table:formula="of:=7+[.G38]" office:value-type="float" office:value="105" calcext:value-type="float">
            <text:p>105</text:p>
          </table:table-cell>
          <table:table-cell table:formula="of:=7+[.H38]" office:value-type="float" office:value="117" calcext:value-type="float">
            <text:p>117</text:p>
          </table:table-cell>
          <table:table-cell table:formula="of:=7+[.I38]" office:value-type="float" office:value="129" calcext:value-type="float">
            <text:p>129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37]" office:value-type="float" office:value="4" calcext:value-type="float">
            <text:p>4</text:p>
          </table:table-cell>
          <table:table-cell table:formula="of:=[.C37]+1+[.B38]" office:value-type="float" office:value="50" calcext:value-type="float">
            <text:p>50</text:p>
          </table:table-cell>
          <table:table-cell table:formula="of:=7+[.C39]" office:value-type="float" office:value="62" calcext:value-type="float">
            <text:p>62</text:p>
          </table:table-cell>
          <table:table-cell table:formula="of:=7+[.D39]" office:value-type="float" office:value="74" calcext:value-type="float">
            <text:p>74</text:p>
          </table:table-cell>
          <table:table-cell table:formula="of:=7+[.E39]" office:value-type="float" office:value="86" calcext:value-type="float">
            <text:p>86</text:p>
          </table:table-cell>
          <table:table-cell table:formula="of:=7+[.F39]" office:value-type="float" office:value="98" calcext:value-type="float">
            <text:p>98</text:p>
          </table:table-cell>
          <table:table-cell table:formula="of:=7+[.G39]" office:value-type="float" office:value="110" calcext:value-type="float">
            <text:p>110</text:p>
          </table:table-cell>
          <table:table-cell table:formula="of:=7+[.H39]" office:value-type="float" office:value="122" calcext:value-type="float">
            <text:p>122</text:p>
          </table:table-cell>
          <table:table-cell table:formula="of:=7+[.I39]" office:value-type="float" office:value="134" calcext:value-type="float">
            <text:p>134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38]" office:value-type="float" office:value="4" calcext:value-type="float">
            <text:p>4</text:p>
          </table:table-cell>
          <table:table-cell table:formula="of:=[.C38]+1+[.B39]" office:value-type="float" office:value="55" calcext:value-type="float">
            <text:p>55</text:p>
          </table:table-cell>
          <table:table-cell table:formula="of:=7+[.C40]" office:value-type="float" office:value="67" calcext:value-type="float">
            <text:p>67</text:p>
          </table:table-cell>
          <table:table-cell table:formula="of:=7+[.D40]" office:value-type="float" office:value="79" calcext:value-type="float">
            <text:p>79</text:p>
          </table:table-cell>
          <table:table-cell table:formula="of:=7+[.E40]" office:value-type="float" office:value="91" calcext:value-type="float">
            <text:p>91</text:p>
          </table:table-cell>
          <table:table-cell table:formula="of:=7+[.F40]" office:value-type="float" office:value="103" calcext:value-type="float">
            <text:p>103</text:p>
          </table:table-cell>
          <table:table-cell table:formula="of:=7+[.G40]" office:value-type="float" office:value="115" calcext:value-type="float">
            <text:p>115</text:p>
          </table:table-cell>
          <table:table-cell table:formula="of:=7+[.H40]" office:value-type="float" office:value="127" calcext:value-type="float">
            <text:p>127</text:p>
          </table:table-cell>
          <table:table-cell table:formula="of:=7+[.I40]" office:value-type="float" office:value="139" calcext:value-type="float">
            <text:p>139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39]" office:value-type="float" office:value="4" calcext:value-type="float">
            <text:p>4</text:p>
          </table:table-cell>
          <table:table-cell table:formula="of:=[.C39]+1+[.B40]" office:value-type="float" office:value="60" calcext:value-type="float">
            <text:p>60</text:p>
          </table:table-cell>
          <table:table-cell table:formula="of:=7+[.C41]" office:value-type="float" office:value="72" calcext:value-type="float">
            <text:p>72</text:p>
          </table:table-cell>
          <table:table-cell table:formula="of:=7+[.D41]" office:value-type="float" office:value="84" calcext:value-type="float">
            <text:p>84</text:p>
          </table:table-cell>
          <table:table-cell table:formula="of:=7+[.E41]" office:value-type="float" office:value="96" calcext:value-type="float">
            <text:p>96</text:p>
          </table:table-cell>
          <table:table-cell table:formula="of:=7+[.F41]" office:value-type="float" office:value="108" calcext:value-type="float">
            <text:p>108</text:p>
          </table:table-cell>
          <table:table-cell table:formula="of:=7+[.G41]" office:value-type="float" office:value="120" calcext:value-type="float">
            <text:p>120</text:p>
          </table:table-cell>
          <table:table-cell table:formula="of:=7+[.H41]" office:value-type="float" office:value="132" calcext:value-type="float">
            <text:p>132</text:p>
          </table:table-cell>
          <table:table-cell table:formula="of:=7+[.I41]" office:value-type="float" office:value="144" calcext:value-type="float">
            <text:p>144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40]" office:value-type="float" office:value="4" calcext:value-type="float">
            <text:p>4</text:p>
          </table:table-cell>
          <table:table-cell table:formula="of:=[.C40]+1+[.B41]" office:value-type="float" office:value="65" calcext:value-type="float">
            <text:p>65</text:p>
          </table:table-cell>
          <table:table-cell table:formula="of:=7+[.C42]" office:value-type="float" office:value="77" calcext:value-type="float">
            <text:p>77</text:p>
          </table:table-cell>
          <table:table-cell table:formula="of:=7+[.D42]" office:value-type="float" office:value="89" calcext:value-type="float">
            <text:p>89</text:p>
          </table:table-cell>
          <table:table-cell table:formula="of:=7+[.E42]" office:value-type="float" office:value="101" calcext:value-type="float">
            <text:p>101</text:p>
          </table:table-cell>
          <table:table-cell table:formula="of:=7+[.F42]" office:value-type="float" office:value="113" calcext:value-type="float">
            <text:p>113</text:p>
          </table:table-cell>
          <table:table-cell table:formula="of:=7+[.G42]" office:value-type="float" office:value="125" calcext:value-type="float">
            <text:p>125</text:p>
          </table:table-cell>
          <table:table-cell table:formula="of:=7+[.H42]" office:value-type="float" office:value="137" calcext:value-type="float">
            <text:p>137</text:p>
          </table:table-cell>
          <table:table-cell table:formula="of:=7+[.I42]" office:value-type="float" office:value="149" calcext:value-type="float">
            <text:p>149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41]" office:value-type="float" office:value="4" calcext:value-type="float">
            <text:p>4</text:p>
          </table:table-cell>
          <table:table-cell table:formula="of:=[.C41]+1+[.B42]" office:value-type="float" office:value="70" calcext:value-type="float">
            <text:p>70</text:p>
          </table:table-cell>
          <table:table-cell table:formula="of:=7+[.C43]" office:value-type="float" office:value="82" calcext:value-type="float">
            <text:p>82</text:p>
          </table:table-cell>
          <table:table-cell table:formula="of:=7+[.D43]" office:value-type="float" office:value="94" calcext:value-type="float">
            <text:p>94</text:p>
          </table:table-cell>
          <table:table-cell table:formula="of:=7+[.E43]" office:value-type="float" office:value="106" calcext:value-type="float">
            <text:p>106</text:p>
          </table:table-cell>
          <table:table-cell table:formula="of:=7+[.F43]" office:value-type="float" office:value="118" calcext:value-type="float">
            <text:p>118</text:p>
          </table:table-cell>
          <table:table-cell table:formula="of:=7+[.G43]" office:value-type="float" office:value="130" calcext:value-type="float">
            <text:p>130</text:p>
          </table:table-cell>
          <table:table-cell table:formula="of:=7+[.H43]" office:value-type="float" office:value="142" calcext:value-type="float">
            <text:p>142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42]" office:value-type="float" office:value="4" calcext:value-type="float">
            <text:p>4</text:p>
          </table:table-cell>
          <table:table-cell table:formula="of:=[.C42]+1+[.B43]" office:value-type="float" office:value="75" calcext:value-type="float">
            <text:p>75</text:p>
          </table:table-cell>
          <table:table-cell table:formula="of:=7+[.C44]" office:value-type="float" office:value="87" calcext:value-type="float">
            <text:p>87</text:p>
          </table:table-cell>
          <table:table-cell table:formula="of:=7+[.D44]" office:value-type="float" office:value="99" calcext:value-type="float">
            <text:p>99</text:p>
          </table:table-cell>
          <table:table-cell table:formula="of:=7+[.E44]" office:value-type="float" office:value="111" calcext:value-type="float">
            <text:p>111</text:p>
          </table:table-cell>
          <table:table-cell table:formula="of:=7+[.F44]" office:value-type="float" office:value="123" calcext:value-type="float">
            <text:p>123</text:p>
          </table:table-cell>
          <table:table-cell table:formula="of:=7+[.G44]" office:value-type="float" office:value="135" calcext:value-type="float">
            <text:p>135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43]" office:value-type="float" office:value="4" calcext:value-type="float">
            <text:p>4</text:p>
          </table:table-cell>
          <table:table-cell table:formula="of:=[.C43]+1+[.B44]" office:value-type="float" office:value="80" calcext:value-type="float">
            <text:p>80</text:p>
          </table:table-cell>
          <table:table-cell table:formula="of:=7+[.C45]" office:value-type="float" office:value="92" calcext:value-type="float">
            <text:p>92</text:p>
          </table:table-cell>
          <table:table-cell table:formula="of:=7+[.D45]" office:value-type="float" office:value="104" calcext:value-type="float">
            <text:p>104</text:p>
          </table:table-cell>
          <table:table-cell table:formula="of:=7+[.E45]" office:value-type="float" office:value="116" calcext:value-type="float">
            <text:p>116</text:p>
          </table:table-cell>
          <table:table-cell table:formula="of:=7+[.F45]" office:value-type="float" office:value="128" calcext:value-type="float">
            <text:p>128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44]" office:value-type="float" office:value="4" calcext:value-type="float">
            <text:p>4</text:p>
          </table:table-cell>
          <table:table-cell table:formula="of:=[.C44]+1+[.B45]" office:value-type="float" office:value="85" calcext:value-type="float">
            <text:p>85</text:p>
          </table:table-cell>
          <table:table-cell table:formula="of:=7+[.C46]" office:value-type="float" office:value="97" calcext:value-type="float">
            <text:p>97</text:p>
          </table:table-cell>
          <table:table-cell table:formula="of:=7+[.D46]" office:value-type="float" office:value="109" calcext:value-type="float">
            <text:p>109</text:p>
          </table:table-cell>
          <table:table-cell table:formula="of:=7+[.E46]" office:value-type="float" office:value="121" calcext:value-type="float">
            <text:p>121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45]" office:value-type="float" office:value="4" calcext:value-type="float">
            <text:p>4</text:p>
          </table:table-cell>
          <table:table-cell table:formula="of:=[.C45]+1+[.B46]" office:value-type="float" office:value="90" calcext:value-type="float">
            <text:p>90</text:p>
          </table:table-cell>
          <table:table-cell table:formula="of:=7+[.C47]" office:value-type="float" office:value="102" calcext:value-type="float">
            <text:p>102</text:p>
          </table:table-cell>
          <table:table-cell table:formula="of:=7+[.D47]" office:value-type="float" office:value="114" calcext:value-type="float">
            <text:p>114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46]" office:value-type="float" office:value="4" calcext:value-type="float">
            <text:p>4</text:p>
          </table:table-cell>
          <table:table-cell table:formula="of:=[.C46]+1+[.B47]" office:value-type="float" office:value="95" calcext:value-type="float">
            <text:p>95</text:p>
          </table:table-cell>
          <table:table-cell table:formula="of:=7+[.C48]" office:value-type="float" office:value="107" calcext:value-type="float">
            <text:p>107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47]" office:value-type="float" office:value="4" calcext:value-type="float">
            <text:p>4</text:p>
          </table:table-cell>
          <table:table-cell table:formula="of:=[.C47]+1+[.B48]" office:value-type="float" office:value="100" calcext:value-type="float">
            <text:p>100</text:p>
          </table:table-cell>
          <table:table-cell table:number-columns-repeated="1021"/>
        </table:table-row>
      </table:table>
      <table:table table:name="Van Wijngaarden transformation" table:style-name="ta1">
        <table:shapes>
          <draw:frame draw:z-index="0" draw:style-name="gr1" draw:text-style-name="P1" svg:width="157.18pt" svg:height="91.22pt" svg:x="0pt" svg:y="0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6.68pt" svg:height="134.33pt" svg:x="256pt" svg:y="0pt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row table:style-name="ro3">
          <table:table-cell table:number-columns-repeated="7"/>
          <table:table-cell table:style-name="ce11" office:value-type="string" calcext:value-type="string">
            <text:p>The catch is to stop half way!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Pi/4 = </text:p>
          </table:table-cell>
          <table:table-cell table:style-name="ce3" office:value-type="float" office:value="0.785398" calcext:value-type="float">
            <text:p>0.7853980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s_{j,k}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k term</text:p>
          </table:table-cell>
          <table:table-cell office:value-type="string" calcext:value-type="string">
            <text:p>GL partial sum</text:p>
          </table:table-cell>
          <table:table-cell table:style-name="ce9" office:value-type="string" calcext:value-type="string" table:number-columns-spanned="12" table:number-rows-spanned="1">
            <text:p>j</text:p>
          </table:table-cell>
          <table:covered-table-cell table:number-columns-repeated="11"/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.0000000</text:p>
          </table:table-cell>
          <table:table-cell table:style-name="ce3" table:formula="of:=([.C5]+[.C6])/2" office:value-type="float" office:value="0.8333335" calcext:value-type="float">
            <text:p>0.8333335</text:p>
          </table:table-cell>
          <table:table-cell table:style-name="ce3" table:formula="of:=([.D5]+[.D6])/2" office:value-type="float" office:value="0.80000025" calcext:value-type="float">
            <text:p>0.8000003</text:p>
          </table:table-cell>
          <table:table-cell table:style-name="ce3" table:formula="of:=([.E5]+[.E6])/2" office:value-type="float" office:value="0.7904765" calcext:value-type="float">
            <text:p>0.7904765</text:p>
          </table:table-cell>
          <table:table-cell table:style-name="ce3" table:formula="of:=([.F5]+[.F6])/2" office:value-type="float" office:value="0.7873019375" calcext:value-type="float">
            <text:p>0.7873019</text:p>
          </table:table-cell>
          <table:table-cell table:style-name="ce3" table:formula="of:=([.G5]+[.G6])/2" office:value-type="float" office:value="0.7861475625" calcext:value-type="float">
            <text:p>0.7861476</text:p>
          </table:table-cell>
          <table:table-cell table:style-name="ce5" table:formula="of:=([.H5]+[.H6])/2" office:value-type="float" office:value="0.785703578125" calcext:value-type="float">
            <text:p>0.7857036</text:p>
          </table:table-cell>
          <table:table-cell table:style-name="ce3" table:formula="of:=([.I5]+[.I6])/2" office:value-type="float" office:value="0.785525984375" calcext:value-type="float">
            <text:p>0.7855260</text:p>
          </table:table-cell>
          <table:table-cell table:style-name="ce10" table:formula="of:=([.J5]+[.J6])/2" office:value-type="float" office:value="0.78545284765625" calcext:value-type="float">
            <text:p>0.7854528</text:p>
          </table:table-cell>
          <table:table-cell table:style-name="ce3" table:formula="of:=([.K5]+[.K6])/2" office:value-type="float" office:value="0.78542203125" calcext:value-type="float">
            <text:p>0.7854220</text:p>
          </table:table-cell>
          <table:table-cell table:style-name="ce4" table:formula="of:=([.L5]+[.L6])/2" office:value-type="float" office:value="0.785408791992187" calcext:value-type="float">
            <text:p>0.7854088</text:p>
          </table:table-cell>
          <table:table-cell table:style-name="ce3" table:formula="of:=([.M5]+[.M6])/2" office:value-type="float" office:value="0.785402998535156" calcext:value-type="float">
            <text:p>0.7854030</text:p>
          </table:table-cell>
          <table:table-cell table:style-name="ce6" table:formula="of:=([.N5]+[.N6])/2" office:value-type="float" office:value="0.785400413330078" calcext:value-type="float">
            <office:annotation draw:style-name="gr2" draw:text-style-name="P3" svg:width="82.18pt" svg:height="51pt" svg:x="989.4pt" svg:y="157.01pt" draw:caption-point-x="-17.29pt" draw:caption-point-y="42.8pt">
              <dc:date>2020-02-28T00:00:00</dc:date>
              <text:p text:style-name="P2">S_{12,0}</text:p>
            </office:annotation>
            <text:p>0.7854004</text:p>
          </table:table-cell>
          <table:table-cell table:style-name="ce9" office:value-type="string" calcext:value-type="string" table:number-columns-spanned="1" table:number-rows-spanned="13">
            <text:p>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0.333333333333333" calcext:value-type="float">
            <text:p>-0.333333333333333</text:p>
          </table:table-cell>
          <table:table-cell table:style-name="ce3" office:value-type="float" office:value="0.666667" calcext:value-type="float">
            <text:p>0.6666670</text:p>
          </table:table-cell>
          <table:table-cell table:style-name="ce3" table:formula="of:=([.C6]+[.C7])/2" office:value-type="float" office:value="0.766667" calcext:value-type="float">
            <text:p>0.7666670</text:p>
          </table:table-cell>
          <table:table-cell table:style-name="ce3" table:formula="of:=([.D6]+[.D7])/2" office:value-type="float" office:value="0.78095275" calcext:value-type="float">
            <text:p>0.7809528</text:p>
          </table:table-cell>
          <table:table-cell table:style-name="ce3" table:formula="of:=([.E6]+[.E7])/2" office:value-type="float" office:value="0.784127375" calcext:value-type="float">
            <text:p>0.7841274</text:p>
          </table:table-cell>
          <table:table-cell table:style-name="ce3" table:formula="of:=([.F6]+[.F7])/2" office:value-type="float" office:value="0.7849931875" calcext:value-type="float">
            <text:p>0.7849932</text:p>
          </table:table-cell>
          <table:table-cell table:style-name="ce3" table:formula="of:=([.G6]+[.G7])/2" office:value-type="float" office:value="0.78525959375" calcext:value-type="float">
            <text:p>0.7852596</text:p>
          </table:table-cell>
          <table:table-cell table:style-name="ce3" table:formula="of:=([.H6]+[.H7])/2" office:value-type="float" office:value="0.785348390625" calcext:value-type="float">
            <text:p>0.7853484</text:p>
          </table:table-cell>
          <table:table-cell table:style-name="ce3" table:formula="of:=([.I6]+[.I7])/2" office:value-type="float" office:value="0.7853797109375" calcext:value-type="float">
            <text:p>0.7853797</text:p>
          </table:table-cell>
          <table:table-cell table:style-name="ce3" table:formula="of:=([.J6]+[.J7])/2" office:value-type="float" office:value="0.78539121484375" calcext:value-type="float">
            <text:p>0.7853912</text:p>
          </table:table-cell>
          <table:table-cell table:style-name="ce3" table:formula="of:=([.K6]+[.K7])/2" office:value-type="float" office:value="0.785395552734375" calcext:value-type="float">
            <text:p>0.7853956</text:p>
          </table:table-cell>
          <table:table-cell table:style-name="ce3" table:formula="of:=([.L6]+[.L7])/2" office:value-type="float" office:value="0.785397205078125" calcext:value-type="float">
            <text:p>0.7853972</text:p>
          </table:table-cell>
          <table:table-cell table:style-name="ce3" table:formula="of:=([.M6]+[.M7])/2" office:value-type="float" office:value="0.785397828125" calcext:value-type="float">
            <text:p>0.7853978</text:p>
          </table:table-cell>
          <table:table-cell table:style-name="ce3"/>
          <table:covered-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style-name="ce3" office:value-type="float" office:value="0.866667" calcext:value-type="float">
            <text:p>0.8666670</text:p>
          </table:table-cell>
          <table:table-cell table:style-name="ce3" table:formula="of:=([.C7]+[.C8])/2" office:value-type="float" office:value="0.7952385" calcext:value-type="float">
            <text:p>0.7952385</text:p>
          </table:table-cell>
          <table:table-cell table:style-name="ce3" table:formula="of:=([.D7]+[.D8])/2" office:value-type="float" office:value="0.787302" calcext:value-type="float">
            <text:p>0.7873020</text:p>
          </table:table-cell>
          <table:table-cell table:style-name="ce3" table:formula="of:=([.E7]+[.E8])/2" office:value-type="float" office:value="0.785859" calcext:value-type="float">
            <text:p>0.7858590</text:p>
          </table:table-cell>
          <table:table-cell table:style-name="ce5" table:formula="of:=([.F7]+[.F8])/2" office:value-type="float" office:value="0.785526" calcext:value-type="float">
            <text:p>0.7855260</text:p>
          </table:table-cell>
          <table:table-cell table:style-name="ce3" table:formula="of:=([.G7]+[.G8])/2" office:value-type="float" office:value="0.7854371875" calcext:value-type="float">
            <text:p>0.7854372</text:p>
          </table:table-cell>
          <table:table-cell table:style-name="ce3" table:formula="of:=([.H7]+[.H8])/2" office:value-type="float" office:value="0.78541103125" calcext:value-type="float">
            <text:p>0.7854110</text:p>
          </table:table-cell>
          <table:table-cell table:style-name="ce3" table:formula="of:=([.I7]+[.I8])/2" office:value-type="float" office:value="0.78540271875" calcext:value-type="float">
            <text:p>0.7854027</text:p>
          </table:table-cell>
          <table:table-cell table:style-name="ce3" table:formula="of:=([.J7]+[.J8])/2" office:value-type="float" office:value="0.785399890625" calcext:value-type="float">
            <text:p>0.7853999</text:p>
          </table:table-cell>
          <table:table-cell table:style-name="ce3" table:formula="of:=([.K7]+[.K8])/2" office:value-type="float" office:value="0.785398857421875" calcext:value-type="float">
            <text:p>0.7853989</text:p>
          </table:table-cell>
          <table:table-cell table:style-name="ce3" table:formula="of:=([.L7]+[.L8])/2" office:value-type="float" office:value="0.785398451171875" calcext:value-type="float">
            <text:p>0.7853985</text:p>
          </table:table-cell>
          <table:table-cell table:style-name="ce3" table:number-columns-repeated="2"/>
          <table:covered-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0.142857142857143" calcext:value-type="float">
            <text:p>-0.142857142857143</text:p>
          </table:table-cell>
          <table:table-cell table:style-name="ce3" office:value-type="float" office:value="0.72381" calcext:value-type="float">
            <text:p>0.7238100</text:p>
          </table:table-cell>
          <table:table-cell table:style-name="ce3" table:formula="of:=([.C8]+[.C9])/2" office:value-type="float" office:value="0.7793655" calcext:value-type="float">
            <text:p>0.7793655</text:p>
          </table:table-cell>
          <table:table-cell table:style-name="ce3" table:formula="of:=([.D8]+[.D9])/2" office:value-type="float" office:value="0.784416" calcext:value-type="float">
            <text:p>0.7844160</text:p>
          </table:table-cell>
          <table:table-cell table:style-name="ce10" table:formula="of:=([.E8]+[.E9])/2" office:value-type="float" office:value="0.785193" calcext:value-type="float">
            <text:p>0.7851930</text:p>
          </table:table-cell>
          <table:table-cell table:style-name="ce3" table:formula="of:=([.F8]+[.F9])/2" office:value-type="float" office:value="0.785348375" calcext:value-type="float">
            <text:p>0.7853484</text:p>
          </table:table-cell>
          <table:table-cell table:style-name="ce3" table:formula="of:=([.G8]+[.G9])/2" office:value-type="float" office:value="0.785384875" calcext:value-type="float">
            <text:p>0.7853849</text:p>
          </table:table-cell>
          <table:table-cell table:style-name="ce3" table:formula="of:=([.H8]+[.H9])/2" office:value-type="float" office:value="0.78539440625" calcext:value-type="float">
            <text:p>0.7853944</text:p>
          </table:table-cell>
          <table:table-cell table:style-name="ce3" table:formula="of:=([.I8]+[.I9])/2" office:value-type="float" office:value="0.7853970625" calcext:value-type="float">
            <text:p>0.7853971</text:p>
          </table:table-cell>
          <table:table-cell table:style-name="ce3" table:formula="of:=([.J8]+[.J9])/2" office:value-type="float" office:value="0.78539782421875" calcext:value-type="float">
            <text:p>0.7853978</text:p>
          </table:table-cell>
          <table:table-cell table:style-name="ce4" table:formula="of:=([.K8]+[.K9])/2" office:value-type="float" office:value="0.785398044921875" calcext:value-type="float">
            <text:p>0.7853980</text:p>
          </table:table-cell>
          <table:table-cell table:style-name="ce3" table:number-columns-repeated="3"/>
          <table:covered-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111111111111111" calcext:value-type="float">
            <text:p>0.111111111111111</text:p>
          </table:table-cell>
          <table:table-cell table:style-name="ce4" office:value-type="float" office:value="0.834921" calcext:value-type="float">
            <text:p>0.8349210</text:p>
          </table:table-cell>
          <table:table-cell table:style-name="ce3" table:formula="of:=([.C9]+[.C10])/2" office:value-type="float" office:value="0.7894665" calcext:value-type="float">
            <text:p>0.7894665</text:p>
          </table:table-cell>
          <table:table-cell table:style-name="ce3" table:formula="of:=([.D9]+[.D10])/2" office:value-type="float" office:value="0.78597" calcext:value-type="float">
            <text:p>0.7859700</text:p>
          </table:table-cell>
          <table:table-cell table:style-name="ce3" table:formula="of:=([.E9]+[.E10])/2" office:value-type="float" office:value="0.78550375" calcext:value-type="float">
            <text:p>0.7855038</text:p>
          </table:table-cell>
          <table:table-cell table:style-name="ce3" table:formula="of:=([.F9]+[.F10])/2" office:value-type="float" office:value="0.785421375" calcext:value-type="float">
            <text:p>0.7854214</text:p>
          </table:table-cell>
          <table:table-cell table:style-name="ce3" table:formula="of:=([.G9]+[.G10])/2" office:value-type="float" office:value="0.7854039375" calcext:value-type="float">
            <text:p>0.7854039</text:p>
          </table:table-cell>
          <table:table-cell table:style-name="ce3" table:formula="of:=([.H9]+[.H10])/2" office:value-type="float" office:value="0.78539971875" calcext:value-type="float">
            <text:p>0.7853997</text:p>
          </table:table-cell>
          <table:table-cell table:style-name="ce3" table:formula="of:=([.I9]+[.I10])/2" office:value-type="float" office:value="0.7853985859375" calcext:value-type="float">
            <text:p>0.7853986</text:p>
          </table:table-cell>
          <table:table-cell table:style-name="ce6" table:formula="of:=([.J9]+[.J10])/2" office:value-type="float" office:value="0.785398265625" calcext:value-type="float">
            <office:annotation draw:style-name="gr2" draw:text-style-name="P3" svg:width="82.18pt" svg:height="51pt" svg:x="733.41pt" svg:y="208.2pt" draw:caption-point-x="-17.29pt" draw:caption-point-y="42.8pt">
              <dc:date>2020-02-28T00:00:00</dc:date>
              <text:p text:style-name="P2"><text:span text:style-name="T1">S_{4,8}</text:span></text:p>
            </office:annotation>
            <text:p>0.7853983</text:p>
          </table:table-cell>
          <table:table-cell table:style-name="ce3" table:number-columns-repeated="4"/>
          <table:covered-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090909090909091" calcext:value-type="float">
            <text:p>-0.090909090909091</text:p>
          </table:table-cell>
          <table:table-cell table:style-name="ce3" office:value-type="float" office:value="0.744012" calcext:value-type="float">
            <text:p>0.7440120</text:p>
          </table:table-cell>
          <table:table-cell table:style-name="ce3" table:formula="of:=([.C10]+[.C11])/2" office:value-type="float" office:value="0.7824735" calcext:value-type="float">
            <text:p>0.7824735</text:p>
          </table:table-cell>
          <table:table-cell table:style-name="ce3" table:formula="of:=([.D10]+[.D11])/2" office:value-type="float" office:value="0.7850375" calcext:value-type="float">
            <text:p>0.7850375</text:p>
          </table:table-cell>
          <table:table-cell table:style-name="ce3" table:formula="of:=([.E10]+[.E11])/2" office:value-type="float" office:value="0.785339" calcext:value-type="float">
            <text:p>0.7853390</text:p>
          </table:table-cell>
          <table:table-cell table:style-name="ce3" table:formula="of:=([.F10]+[.F11])/2" office:value-type="float" office:value="0.7853865" calcext:value-type="float">
            <text:p>0.7853865</text:p>
          </table:table-cell>
          <table:table-cell table:style-name="ce3" table:formula="of:=([.G10]+[.G11])/2" office:value-type="float" office:value="0.7853955" calcext:value-type="float">
            <text:p>0.7853955</text:p>
          </table:table-cell>
          <table:table-cell table:style-name="ce3" table:formula="of:=([.H10]+[.H11])/2" office:value-type="float" office:value="0.785397453125" calcext:value-type="float">
            <text:p>0.7853975</text:p>
          </table:table-cell>
          <table:table-cell table:style-name="ce3" table:formula="of:=([.I10]+[.I11])/2" office:value-type="float" office:value="0.7853979453125" calcext:value-type="float">
            <text:p>0.7853979</text:p>
          </table:table-cell>
          <table:table-cell table:style-name="ce3" table:number-columns-repeated="2"/>
          <table:table-cell table:style-name="ce13" office:value-type="string" calcext:value-type="string">
            <text:p>S_{8,4} gives a very good approx.!</text:p>
          </table:table-cell>
          <table:table-cell table:style-name="ce3" table:number-columns-repeated="2"/>
          <table:covered-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76923076923077" calcext:value-type="float">
            <text:p>0.076923076923077</text:p>
          </table:table-cell>
          <table:table-cell table:style-name="ce5" office:value-type="float" office:value="0.820935" calcext:value-type="float">
            <text:p>0.8209350</text:p>
          </table:table-cell>
          <table:table-cell table:style-name="ce3" table:formula="of:=([.C11]+[.C12])/2" office:value-type="float" office:value="0.7876015" calcext:value-type="float">
            <text:p>0.7876015</text:p>
          </table:table-cell>
          <table:table-cell table:style-name="ce3" table:formula="of:=([.D11]+[.D12])/2" office:value-type="float" office:value="0.7856405" calcext:value-type="float">
            <text:p>0.7856405</text:p>
          </table:table-cell>
          <table:table-cell table:style-name="ce3" table:formula="of:=([.E11]+[.E12])/2" office:value-type="float" office:value="0.785434" calcext:value-type="float">
            <text:p>0.7854340</text:p>
          </table:table-cell>
          <table:table-cell table:style-name="ce3" table:formula="of:=([.F11]+[.F12])/2" office:value-type="float" office:value="0.7854045" calcext:value-type="float">
            <text:p>0.7854045</text:p>
          </table:table-cell>
          <table:table-cell table:style-name="ce3" table:formula="of:=([.G11]+[.G12])/2" office:value-type="float" office:value="0.78539940625" calcext:value-type="float">
            <text:p>0.7853994</text:p>
          </table:table-cell>
          <table:table-cell table:style-name="ce3" table:formula="of:=([.H11]+[.H12])/2" office:value-type="float" office:value="0.7853984375" calcext:value-type="float">
            <text:p>0.7853984</text:p>
          </table:table-cell>
          <table:table-cell table:style-name="ce3" table:number-columns-repeated="6"/>
          <table:covered-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0.066666666666667" calcext:value-type="float">
            <text:p>-0.066666666666667</text:p>
          </table:table-cell>
          <table:table-cell table:style-name="ce3" office:value-type="float" office:value="0.754268" calcext:value-type="float">
            <text:p>0.7542680</text:p>
          </table:table-cell>
          <table:table-cell table:style-name="ce3" table:formula="of:=([.C12]+[.C13])/2" office:value-type="float" office:value="0.7836795" calcext:value-type="float">
            <text:p>0.7836795</text:p>
          </table:table-cell>
          <table:table-cell table:style-name="ce3" table:formula="of:=([.D12]+[.D13])/2" office:value-type="float" office:value="0.7852275" calcext:value-type="float">
            <text:p>0.7852275</text:p>
          </table:table-cell>
          <table:table-cell table:style-name="ce3" table:formula="of:=([.E12]+[.E13])/2" office:value-type="float" office:value="0.785375" calcext:value-type="float">
            <text:p>0.7853750</text:p>
          </table:table-cell>
          <table:table-cell table:style-name="ce3" table:formula="of:=([.F12]+[.F13])/2" office:value-type="float" office:value="0.7853943125" calcext:value-type="float">
            <text:p>0.7853943</text:p>
          </table:table-cell>
          <table:table-cell table:style-name="ce3" table:formula="of:=([.G12]+[.G13])/2" office:value-type="float" office:value="0.78539746875" calcext:value-type="float">
            <text:p>0.7853975</text:p>
          </table:table-cell>
          <table:table-cell table:style-name="ce3" table:number-columns-repeated="7"/>
          <table:covered-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58823529411765" calcext:value-type="float">
            <text:p>0.058823529411765</text:p>
          </table:table-cell>
          <table:table-cell table:style-name="ce3" office:value-type="float" office:value="0.813091" calcext:value-type="float">
            <text:p>0.8130910</text:p>
          </table:table-cell>
          <table:table-cell table:style-name="ce3" table:formula="of:=([.C13]+[.C14])/2" office:value-type="float" office:value="0.7867755" calcext:value-type="float">
            <text:p>0.7867755</text:p>
          </table:table-cell>
          <table:table-cell table:style-name="ce3" table:formula="of:=([.D13]+[.D14])/2" office:value-type="float" office:value="0.7855225" calcext:value-type="float">
            <text:p>0.7855225</text:p>
          </table:table-cell>
          <table:table-cell table:style-name="ce3" table:formula="of:=([.E13]+[.E14])/2" office:value-type="float" office:value="0.785413625" calcext:value-type="float">
            <text:p>0.7854136</text:p>
          </table:table-cell>
          <table:table-cell table:style-name="ce3" table:formula="of:=([.F13]+[.F14])/2" office:value-type="float" office:value="0.785400625" calcext:value-type="float">
            <text:p>0.7854006</text:p>
          </table:table-cell>
          <table:table-cell table:style-name="ce3" table:number-columns-repeated="8"/>
          <table:covered-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0.052631578947369" calcext:value-type="float">
            <text:p>-0.052631578947369</text:p>
          </table:table-cell>
          <table:table-cell table:style-name="ce3" office:value-type="float" office:value="0.76046" calcext:value-type="float">
            <text:p>0.7604600</text:p>
          </table:table-cell>
          <table:table-cell table:style-name="ce3" table:formula="of:=([.C14]+[.C15])/2" office:value-type="float" office:value="0.7842695" calcext:value-type="float">
            <text:p>0.7842695</text:p>
          </table:table-cell>
          <table:table-cell table:style-name="ce3" table:formula="of:=([.D14]+[.D15])/2" office:value-type="float" office:value="0.78530475" calcext:value-type="float">
            <text:p>0.7853048</text:p>
          </table:table-cell>
          <table:table-cell table:style-name="ce3" table:formula="of:=([.E14]+[.E15])/2" office:value-type="float" office:value="0.785387625" calcext:value-type="float">
            <text:p>0.7853876</text:p>
          </table:table-cell>
          <table:table-cell table:style-name="ce3" table:number-columns-repeated="9"/>
          <table:covered-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47619047619048" calcext:value-type="float">
            <text:p>0.047619047619048</text:p>
          </table:table-cell>
          <table:table-cell table:style-name="ce3" office:value-type="float" office:value="0.808079" calcext:value-type="float">
            <text:p>0.8080790</text:p>
          </table:table-cell>
          <table:table-cell table:style-name="ce3" table:formula="of:=([.C15]+[.C16])/2" office:value-type="float" office:value="0.78634" calcext:value-type="float">
            <text:p>0.7863400</text:p>
          </table:table-cell>
          <table:table-cell table:style-name="ce3" table:formula="of:=([.D15]+[.D16])/2" office:value-type="float" office:value="0.7854705" calcext:value-type="float">
            <text:p>0.7854705</text:p>
          </table:table-cell>
          <table:table-cell table:style-name="ce3" table:number-columns-repeated="10"/>
          <table:covered-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-0.043478260869565" calcext:value-type="float">
            <text:p>-0.043478260869565</text:p>
          </table:table-cell>
          <table:table-cell table:style-name="ce3" office:value-type="float" office:value="0.764601" calcext:value-type="float">
            <text:p>0.7646010</text:p>
          </table:table-cell>
          <table:table-cell table:style-name="ce3" table:formula="of:=([.C16]+[.C17])/2" office:value-type="float" office:value="0.784601" calcext:value-type="float">
            <text:p>0.7846010</text:p>
          </table:table-cell>
          <table:table-cell table:style-name="ce3" table:number-columns-repeated="11"/>
          <table:covered-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4" calcext:value-type="float">
            <text:p>0.04</text:p>
          </table:table-cell>
          <table:table-cell table:style-name="ce6" office:value-type="float" office:value="0.804601" calcext:value-type="float">
            <office:annotation draw:style-name="gr2" draw:text-style-name="P3" svg:width="82.18pt" svg:height="51pt" svg:x="221.39pt" svg:y="310.62pt" draw:caption-point-x="-17.29pt" draw:caption-point-y="42.8pt">
              <dc:date>2020-02-28T00:00:00</dc:date>
              <text:p text:style-name="P2">S_{0,12}</text:p>
            </office:annotation>
            <text:p>0.8046010</text:p>
          </table:table-cell>
          <table:table-cell table:style-name="ce3" table:number-columns-repeated="12"/>
          <table:covered-table-cell/>
        </table:table-row>
        <table:table-row table:style-name="ro2">
          <table:table-cell table:number-columns-repeated="2"/>
          <table:table-cell table:style-name="ce1" table:number-columns-repeated="6"/>
          <table:table-cell table:number-columns-repeated="8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 calcext:value-type="string">
            <text:p>Number of operation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k term</text:p>
          </table:table-cell>
          <table:table-cell office:value-type="string" calcext:value-type="string">
            <text:p>GL partial sum</text:p>
          </table:table-cell>
          <table:table-cell table:number-columns-repeated="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+[.B24]" office:value-type="float" office:value="5" calcext:value-type="float">
            <text:p>5</text:p>
          </table:table-cell>
          <table:table-cell table:formula="of:=2+[.C23]+[.C24]" office:value-type="float" office:value="17" calcext:value-type="float">
            <text:p>17</text:p>
          </table:table-cell>
          <table:table-cell table:formula="of:=2+[.D23]+[.D24]" office:value-type="float" office:value="46" calcext:value-type="float">
            <text:p>46</text:p>
          </table:table-cell>
          <table:table-cell table:formula="of:=2+[.E23]+[.E24]" office:value-type="float" office:value="114" calcext:value-type="float">
            <text:p>114</text:p>
          </table:table-cell>
          <table:table-cell table:formula="of:=2+[.F23]+[.F24]" office:value-type="float" office:value="270" calcext:value-type="float">
            <text:p>270</text:p>
          </table:table-cell>
          <table:table-cell table:formula="of:=2+[.G23]+[.G24]" office:value-type="float" office:value="622" calcext:value-type="float">
            <text:p>622</text:p>
          </table:table-cell>
          <table:table-cell table:style-name="ce7" table:formula="of:=2+[.H23]+[.H24]" office:value-type="float" office:value="1406" calcext:value-type="float">
            <text:p>1406</text:p>
          </table:table-cell>
          <table:table-cell table:formula="of:=2+[.I23]+[.I24]" office:value-type="float" office:value="3134" calcext:value-type="float">
            <text:p>3134</text:p>
          </table:table-cell>
          <table:table-cell table:formula="of:=2+[.J23]+[.J24]" office:value-type="float" office:value="6910" calcext:value-type="float">
            <text:p>6910</text:p>
          </table:table-cell>
          <table:table-cell table:formula="of:=2+[.K23]+[.K24]" office:value-type="float" office:value="15102" calcext:value-type="float">
            <text:p>15102</text:p>
          </table:table-cell>
          <table:table-cell table:formula="of:=2+[.L23]+[.L24]" office:value-type="float" office:value="32766" calcext:value-type="float">
            <text:p>32766</text:p>
          </table:table-cell>
          <table:table-cell table:formula="of:=2+[.M23]+[.M24]" office:value-type="float" office:value="70654" calcext:value-type="float">
            <text:p>70654</text:p>
          </table:table-cell>
          <table:table-cell table:style-name="ce8" table:formula="of:=2+[.N23]+[.N24]" office:value-type="float" office:value="151550" calcext:value-type="float">
            <text:p>15155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23]+1+[.B24]" office:value-type="float" office:value="10" calcext:value-type="float">
            <text:p>10</text:p>
          </table:table-cell>
          <table:table-cell table:formula="of:=2+[.C24]+[.C25]" office:value-type="float" office:value="27" calcext:value-type="float">
            <text:p>27</text:p>
          </table:table-cell>
          <table:table-cell table:formula="of:=2+[.D24]+[.D25]" office:value-type="float" office:value="66" calcext:value-type="float">
            <text:p>66</text:p>
          </table:table-cell>
          <table:table-cell table:formula="of:=2+[.E24]+[.E25]" office:value-type="float" office:value="154" calcext:value-type="float">
            <text:p>154</text:p>
          </table:table-cell>
          <table:table-cell table:formula="of:=2+[.F24]+[.F25]" office:value-type="float" office:value="350" calcext:value-type="float">
            <text:p>350</text:p>
          </table:table-cell>
          <table:table-cell table:formula="of:=2+[.G24]+[.G25]" office:value-type="float" office:value="782" calcext:value-type="float">
            <text:p>782</text:p>
          </table:table-cell>
          <table:table-cell table:formula="of:=2+[.H24]+[.H25]" office:value-type="float" office:value="1726" calcext:value-type="float">
            <text:p>1726</text:p>
          </table:table-cell>
          <table:table-cell table:formula="of:=2+[.I24]+[.I25]" office:value-type="float" office:value="3774" calcext:value-type="float">
            <text:p>3774</text:p>
          </table:table-cell>
          <table:table-cell table:formula="of:=2+[.J24]+[.J25]" office:value-type="float" office:value="8190" calcext:value-type="float">
            <text:p>8190</text:p>
          </table:table-cell>
          <table:table-cell table:formula="of:=2+[.K24]+[.K25]" office:value-type="float" office:value="17662" calcext:value-type="float">
            <text:p>17662</text:p>
          </table:table-cell>
          <table:table-cell table:formula="of:=2+[.L24]+[.L25]" office:value-type="float" office:value="37886" calcext:value-type="float">
            <text:p>37886</text:p>
          </table:table-cell>
          <table:table-cell table:formula="of:=2+[.M24]+[.M25]" office:value-type="float" office:value="80894" calcext:value-type="float">
            <text:p>80894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4]" office:value-type="float" office:value="4" calcext:value-type="float">
            <text:p>4</text:p>
          </table:table-cell>
          <table:table-cell table:formula="of:=[.C24]+1+[.B25]" office:value-type="float" office:value="15" calcext:value-type="float">
            <text:p>15</text:p>
          </table:table-cell>
          <table:table-cell table:formula="of:=2+[.C25]+[.C26]" office:value-type="float" office:value="37" calcext:value-type="float">
            <text:p>37</text:p>
          </table:table-cell>
          <table:table-cell table:formula="of:=2+[.D25]+[.D26]" office:value-type="float" office:value="86" calcext:value-type="float">
            <text:p>86</text:p>
          </table:table-cell>
          <table:table-cell table:formula="of:=2+[.E25]+[.E26]" office:value-type="float" office:value="194" calcext:value-type="float">
            <text:p>194</text:p>
          </table:table-cell>
          <table:table-cell table:style-name="ce7" table:formula="of:=2+[.F25]+[.F26]" office:value-type="float" office:value="430" calcext:value-type="float">
            <text:p>430</text:p>
          </table:table-cell>
          <table:table-cell table:formula="of:=2+[.G25]+[.G26]" office:value-type="float" office:value="942" calcext:value-type="float">
            <text:p>942</text:p>
          </table:table-cell>
          <table:table-cell table:formula="of:=2+[.H25]+[.H26]" office:value-type="float" office:value="2046" calcext:value-type="float">
            <text:p>2046</text:p>
          </table:table-cell>
          <table:table-cell table:formula="of:=2+[.I25]+[.I26]" office:value-type="float" office:value="4414" calcext:value-type="float">
            <text:p>4414</text:p>
          </table:table-cell>
          <table:table-cell table:formula="of:=2+[.J25]+[.J26]" office:value-type="float" office:value="9470" calcext:value-type="float">
            <text:p>9470</text:p>
          </table:table-cell>
          <table:table-cell table:formula="of:=2+[.K25]+[.K26]" office:value-type="float" office:value="20222" calcext:value-type="float">
            <text:p>20222</text:p>
          </table:table-cell>
          <table:table-cell table:formula="of:=2+[.L25]+[.L26]" office:value-type="float" office:value="43006" calcext:value-type="float">
            <text:p>4300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25]" office:value-type="float" office:value="4" calcext:value-type="float">
            <text:p>4</text:p>
          </table:table-cell>
          <table:table-cell table:formula="of:=[.C25]+1+[.B26]" office:value-type="float" office:value="20" calcext:value-type="float">
            <text:p>20</text:p>
          </table:table-cell>
          <table:table-cell table:formula="of:=2+[.C26]+[.C27]" office:value-type="float" office:value="47" calcext:value-type="float">
            <text:p>47</text:p>
          </table:table-cell>
          <table:table-cell table:formula="of:=2+[.D26]+[.D27]" office:value-type="float" office:value="106" calcext:value-type="float">
            <text:p>106</text:p>
          </table:table-cell>
          <table:table-cell table:formula="of:=2+[.E26]+[.E27]" office:value-type="float" office:value="234" calcext:value-type="float">
            <text:p>234</text:p>
          </table:table-cell>
          <table:table-cell table:formula="of:=2+[.F26]+[.F27]" office:value-type="float" office:value="510" calcext:value-type="float">
            <text:p>510</text:p>
          </table:table-cell>
          <table:table-cell table:formula="of:=2+[.G26]+[.G27]" office:value-type="float" office:value="1102" calcext:value-type="float">
            <text:p>1102</text:p>
          </table:table-cell>
          <table:table-cell table:formula="of:=2+[.H26]+[.H27]" office:value-type="float" office:value="2366" calcext:value-type="float">
            <text:p>2366</text:p>
          </table:table-cell>
          <table:table-cell table:formula="of:=2+[.I26]+[.I27]" office:value-type="float" office:value="5054" calcext:value-type="float">
            <text:p>5054</text:p>
          </table:table-cell>
          <table:table-cell table:formula="of:=2+[.J26]+[.J27]" office:value-type="float" office:value="10750" calcext:value-type="float">
            <text:p>10750</text:p>
          </table:table-cell>
          <table:table-cell table:style-name="ce12" table:formula="of:=2+[.K26]+[.K27]" office:value-type="float" office:value="22782" calcext:value-type="float">
            <text:p>22782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26]" office:value-type="float" office:value="4" calcext:value-type="float">
            <text:p>4</text:p>
          </table:table-cell>
          <table:table-cell table:formula="of:=[.C26]+1+[.B27]" office:value-type="float" office:value="25" calcext:value-type="float">
            <text:p>25</text:p>
          </table:table-cell>
          <table:table-cell table:formula="of:=2+[.C27]+[.C28]" office:value-type="float" office:value="57" calcext:value-type="float">
            <text:p>57</text:p>
          </table:table-cell>
          <table:table-cell table:formula="of:=2+[.D27]+[.D28]" office:value-type="float" office:value="126" calcext:value-type="float">
            <text:p>126</text:p>
          </table:table-cell>
          <table:table-cell table:formula="of:=2+[.E27]+[.E28]" office:value-type="float" office:value="274" calcext:value-type="float">
            <text:p>274</text:p>
          </table:table-cell>
          <table:table-cell table:formula="of:=2+[.F27]+[.F28]" office:value-type="float" office:value="590" calcext:value-type="float">
            <text:p>590</text:p>
          </table:table-cell>
          <table:table-cell table:formula="of:=2+[.G27]+[.G28]" office:value-type="float" office:value="1262" calcext:value-type="float">
            <text:p>1262</text:p>
          </table:table-cell>
          <table:table-cell table:formula="of:=2+[.H27]+[.H28]" office:value-type="float" office:value="2686" calcext:value-type="float">
            <text:p>2686</text:p>
          </table:table-cell>
          <table:table-cell table:formula="of:=2+[.I27]+[.I28]" office:value-type="float" office:value="5694" calcext:value-type="float">
            <text:p>5694</text:p>
          </table:table-cell>
          <table:table-cell table:style-name="ce8" table:formula="of:=2+[.J27]+[.J28]" office:value-type="float" office:value="12030" calcext:value-type="float">
            <text:p>12030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27]" office:value-type="float" office:value="4" calcext:value-type="float">
            <text:p>4</text:p>
          </table:table-cell>
          <table:table-cell table:formula="of:=[.C27]+1+[.B28]" office:value-type="float" office:value="30" calcext:value-type="float">
            <text:p>30</text:p>
          </table:table-cell>
          <table:table-cell table:formula="of:=2+[.C28]+[.C29]" office:value-type="float" office:value="67" calcext:value-type="float">
            <text:p>67</text:p>
          </table:table-cell>
          <table:table-cell table:formula="of:=2+[.D28]+[.D29]" office:value-type="float" office:value="146" calcext:value-type="float">
            <text:p>146</text:p>
          </table:table-cell>
          <table:table-cell table:formula="of:=2+[.E28]+[.E29]" office:value-type="float" office:value="314" calcext:value-type="float">
            <text:p>314</text:p>
          </table:table-cell>
          <table:table-cell table:formula="of:=2+[.F28]+[.F29]" office:value-type="float" office:value="670" calcext:value-type="float">
            <text:p>670</text:p>
          </table:table-cell>
          <table:table-cell table:formula="of:=2+[.G28]+[.G29]" office:value-type="float" office:value="1422" calcext:value-type="float">
            <text:p>1422</text:p>
          </table:table-cell>
          <table:table-cell table:formula="of:=2+[.H28]+[.H29]" office:value-type="float" office:value="3006" calcext:value-type="float">
            <text:p>3006</text:p>
          </table:table-cell>
          <table:table-cell table:formula="of:=2+[.I28]+[.I29]" office:value-type="float" office:value="6334" calcext:value-type="float">
            <text:p>6334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28]" office:value-type="float" office:value="4" calcext:value-type="float">
            <text:p>4</text:p>
          </table:table-cell>
          <table:table-cell table:style-name="ce7" table:formula="of:=[.C28]+1+[.B29]" office:value-type="float" office:value="35" calcext:value-type="float">
            <text:p>35</text:p>
          </table:table-cell>
          <table:table-cell table:formula="of:=2+[.C29]+[.C30]" office:value-type="float" office:value="77" calcext:value-type="float">
            <text:p>77</text:p>
          </table:table-cell>
          <table:table-cell table:formula="of:=2+[.D29]+[.D30]" office:value-type="float" office:value="166" calcext:value-type="float">
            <text:p>166</text:p>
          </table:table-cell>
          <table:table-cell table:formula="of:=2+[.E29]+[.E30]" office:value-type="float" office:value="354" calcext:value-type="float">
            <text:p>354</text:p>
          </table:table-cell>
          <table:table-cell table:formula="of:=2+[.F29]+[.F30]" office:value-type="float" office:value="750" calcext:value-type="float">
            <text:p>750</text:p>
          </table:table-cell>
          <table:table-cell table:formula="of:=2+[.G29]+[.G30]" office:value-type="float" office:value="1582" calcext:value-type="float">
            <text:p>1582</text:p>
          </table:table-cell>
          <table:table-cell table:formula="of:=2+[.H29]+[.H30]" office:value-type="float" office:value="3326" calcext:value-type="float">
            <text:p>3326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29]" office:value-type="float" office:value="4" calcext:value-type="float">
            <text:p>4</text:p>
          </table:table-cell>
          <table:table-cell table:formula="of:=[.C29]+1+[.B30]" office:value-type="float" office:value="40" calcext:value-type="float">
            <text:p>40</text:p>
          </table:table-cell>
          <table:table-cell table:formula="of:=2+[.C30]+[.C31]" office:value-type="float" office:value="87" calcext:value-type="float">
            <text:p>87</text:p>
          </table:table-cell>
          <table:table-cell table:formula="of:=2+[.D30]+[.D31]" office:value-type="float" office:value="186" calcext:value-type="float">
            <text:p>186</text:p>
          </table:table-cell>
          <table:table-cell table:formula="of:=2+[.E30]+[.E31]" office:value-type="float" office:value="394" calcext:value-type="float">
            <text:p>394</text:p>
          </table:table-cell>
          <table:table-cell table:formula="of:=2+[.F30]+[.F31]" office:value-type="float" office:value="830" calcext:value-type="float">
            <text:p>830</text:p>
          </table:table-cell>
          <table:table-cell table:formula="of:=2+[.G30]+[.G31]" office:value-type="float" office:value="1742" calcext:value-type="float">
            <text:p>1742</text:p>
          </table:table-cell>
          <table:table-cell table:number-columns-repeated="2"/>
          <table:table-cell office:value-type="string" calcext:value-type="string">
            <text:p>A lot of operations, but they are almost all additions and division by 2!!!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30]" office:value-type="float" office:value="4" calcext:value-type="float">
            <text:p>4</text:p>
          </table:table-cell>
          <table:table-cell table:formula="of:=[.C30]+1+[.B31]" office:value-type="float" office:value="45" calcext:value-type="float">
            <text:p>45</text:p>
          </table:table-cell>
          <table:table-cell table:formula="of:=2+[.C31]+[.C32]" office:value-type="float" office:value="97" calcext:value-type="float">
            <text:p>97</text:p>
          </table:table-cell>
          <table:table-cell table:formula="of:=2+[.D31]+[.D32]" office:value-type="float" office:value="206" calcext:value-type="float">
            <text:p>206</text:p>
          </table:table-cell>
          <table:table-cell table:formula="of:=2+[.E31]+[.E32]" office:value-type="float" office:value="434" calcext:value-type="float">
            <text:p>434</text:p>
          </table:table-cell>
          <table:table-cell table:formula="of:=2+[.F31]+[.F32]" office:value-type="float" office:value="910" calcext:value-type="float">
            <text:p>910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31]" office:value-type="float" office:value="4" calcext:value-type="float">
            <text:p>4</text:p>
          </table:table-cell>
          <table:table-cell table:formula="of:=[.C31]+1+[.B32]" office:value-type="float" office:value="50" calcext:value-type="float">
            <text:p>50</text:p>
          </table:table-cell>
          <table:table-cell table:formula="of:=2+[.C32]+[.C33]" office:value-type="float" office:value="107" calcext:value-type="float">
            <text:p>107</text:p>
          </table:table-cell>
          <table:table-cell table:formula="of:=2+[.D32]+[.D33]" office:value-type="float" office:value="226" calcext:value-type="float">
            <text:p>226</text:p>
          </table:table-cell>
          <table:table-cell table:formula="of:=2+[.E32]+[.E33]" office:value-type="float" office:value="474" calcext:value-type="float">
            <text:p>474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32]" office:value-type="float" office:value="4" calcext:value-type="float">
            <text:p>4</text:p>
          </table:table-cell>
          <table:table-cell table:formula="of:=[.C32]+1+[.B33]" office:value-type="float" office:value="55" calcext:value-type="float">
            <text:p>55</text:p>
          </table:table-cell>
          <table:table-cell table:formula="of:=2+[.C33]+[.C34]" office:value-type="float" office:value="117" calcext:value-type="float">
            <text:p>117</text:p>
          </table:table-cell>
          <table:table-cell table:formula="of:=2+[.D33]+[.D34]" office:value-type="float" office:value="246" calcext:value-type="float">
            <text:p>246</text:p>
          </table:table-cell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33]" office:value-type="float" office:value="4" calcext:value-type="float">
            <text:p>4</text:p>
          </table:table-cell>
          <table:table-cell table:formula="of:=[.C33]+1+[.B34]" office:value-type="float" office:value="60" calcext:value-type="float">
            <text:p>60</text:p>
          </table:table-cell>
          <table:table-cell table:formula="of:=2+[.C34]+[.C35]" office:value-type="float" office:value="127" calcext:value-type="float">
            <text:p>127</text:p>
          </table:table-cell>
          <table:table-cell table:number-columns-repeated="1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34]" office:value-type="float" office:value="4" calcext:value-type="float">
            <text:p>4</text:p>
          </table:table-cell>
          <table:table-cell table:style-name="ce8" table:formula="of:=[.C34]+1+[.B35]" office:value-type="float" office:value="65" calcext:value-type="float">
            <text:p>6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6" loext:min-decimal-places="16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4" loext:min-decimal-places="14" number:min-integer-digits="1"/>
    </number:number-style>
    <number:number-style style:name="N136">
      <number:number number:decimal-places="13" loext:min-decimal-places="13" number:min-integer-digits="1"/>
    </number:number-style>
    <number:number-style style:name="N137">
      <number:number number:decimal-places="15" loext:min-decimal-places="15" number:min-integer-digits="1"/>
    </number:number-style>
    <number:number-style style:name="N138">
      <number:number number:decimal-places="17" loext:min-decimal-places="1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2:56:52.989642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20:01:03.127588302</meta:creation-date>
    <meta:generator>LibreOffice/6.2.8.2$Linux_X86_64 LibreOffice_project/20$Build-2</meta:generator>
    <dc:date>2020-02-28T14:51:35.521918861</dc:date>
    <meta:editing-duration>PT5H5M20S</meta:editing-duration>
    <meta:editing-cycles>22</meta:editing-cycles>
    <meta:document-statistic meta:table-count="2" meta:cell-count="588" meta:object-count="4"/>
  </office:meta>
</office:document-meta>
</file>

<file path=Object 1/content.xml><?xml version="1.0" encoding="utf-8"?>
<math xmlns="http://www.w3.org/1998/Math/MathML" display="block">
  <semantics>
    <mtable>
      <mtr>
        <mtd>
          <mstyle mathvariant="bold">
            <mrow>
              <mrow>
                <mi mathvariant="italic">Gregory</mi>
                <mo stretchy="false">−</mo>
                <mi mathvariant="italic">Leibniz</mi>
              </mrow>
              <mi mathvariant="italic">series</mi>
              <mrow>
                <mo fence="true" stretchy="false">(</mo>
                <mrow>
                  <mi mathvariant="italic">GLs</mi>
                </mrow>
                <mo fence="true" stretchy="false">)</mo>
              </mrow>
            </mrow>
          </mstyle>
        </mtd>
      </mtr>
      <mtr>
        <mtd>
          <mrow>
            <mfrac>
              <mi>π</mi>
              <mn>4</mn>
            </mfrac>
            <mo stretchy="false">=</mo>
            <mrow>
              <munder>
                <mo stretchy="false">∑</mo>
                <mrow>
                  <mi>k</mi>
                  <mo stretchy="false">=</mo>
                  <mn>0</mn>
                </mrow>
              </mund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  <mrow>
                  <mn>2</mn>
                  <mrow>
                    <mi>k</mi>
                    <mo stretchy="false">+</mo>
                    <mn>1</mn>
                  </mrow>
                </mrow>
              </mfrac>
            </mrow>
          </mrow>
        </mtd>
      </mtr>
      <mtr>
        <mtd>
          <mrow>
            <mfrac>
              <mi>π</mi>
              <mn>4</mn>
            </mfrac>
            <mo stretchy="false">≃</mo>
            <mrow>
              <mn>1</mn>
              <mo stretchy="false">−</mo>
              <mfrac>
                <mn>1</mn>
                <mn>3</mn>
              </mfrac>
              <mo stretchy="false">+</mo>
              <mfrac>
                <mn>1</mn>
                <mn>5</mn>
              </mfrac>
              <mo stretchy="false">−</mo>
              <mfrac>
                <mn>1</mn>
                <mn>7</mn>
              </mfrac>
              <mo stretchy="false">+</mo>
              <mo stretchy="false">⋯</mo>
            </mrow>
          </mrow>
        </mtd>
      </mtr>
    </mtable>
    <annotation encoding="StarMath 5.0">bold {Gregory-Leibniz series (GLs)} newline 

alignc {%pi } over {4} = sum from{k=0} {{(-1)}^{k} over {2k+1}}   newline
 
alignc {%pi } over {4} simeq 1 -1 over 3 + 1 over 5 - 1over 7 + dotsaxis  newline 
</annotation>
  </semantics>
</math>
</file>

<file path=Object 2/content.xml><?xml version="1.0" encoding="utf-8"?>
<math xmlns="http://www.w3.org/1998/Math/MathML" display="block">
  <semantics>
    <mtable>
      <mtr>
        <mtd>
          <mstyle mathvariant="bold">
            <mrow>
              <mi mathvariant="italic">Shank</mi>
              <mi mathvariant="italic">transform</mi>
            </mrow>
          </mstyle>
        </mtd>
      </mtr>
      <mtr>
        <mtd columnalign="left">
          <mrow>
            <mi mathvariant="italic">Given</mi>
            <mi mathvariant="normal">:</mi>
          </mrow>
        </mtd>
      </mtr>
      <mtr>
        <mtd>
          <mrow>
            <msub>
              <mi>A</mi>
              <mi>n</mi>
            </msub>
            <mo stretchy="false">=</mo>
            <mrow>
              <munder>
                <mo stretchy="false">∑</mo>
                <mrow>
                  <mi>k</mi>
                  <mo stretchy="false">=</mo>
                  <mi>n</mi>
                </mrow>
              </munder>
              <msub>
                <mi>a</mi>
                <mi>k</mi>
              </msub>
            </mrow>
          </mrow>
        </mtd>
      </mtr>
      <mtr>
        <mtd columnalign="left">
          <mrow>
            <mi mathvariant="italic">Shank</mi>
            <mi mathvariant="italic">Transform</mi>
            <mi mathvariant="italic">is</mi>
            <mi mathvariant="normal">:</mi>
          </mrow>
        </mtd>
      </mtr>
      <mtr>
        <mtd>
          <mrow>
            <mi>S</mi>
            <mrow>
              <mrow>
                <mo fence="true" stretchy="false">(</mo>
                <mrow>
                  <msub>
                    <mi>A</mi>
                    <mi>n</mi>
                  </msub>
                </mrow>
                <mo fence="true" stretchy="false">)</mo>
              </mrow>
              <mo stretchy="false">=</mo>
              <mrow>
                <msub>
                  <mi>A</mi>
                  <mrow>
                    <mi>n</mi>
                    <mo stretchy="false">+</mo>
                    <mn>1</mn>
                  </mrow>
                </msub>
                <mo stretchy="false">−</mo>
                <mfrac>
                  <msup>
                    <mrow>
                      <mo fence="true" stretchy="false">(</mo>
                      <mrow>
                        <mrow>
                          <msub>
                            <mi>A</mi>
                            <mrow>
                              <mi>n</mi>
                              <mo stretchy="false">+</mo>
                              <mn>1</mn>
                            </mrow>
                          </msub>
                          <mo stretchy="false">−</mo>
                          <msub>
                            <mi>A</mi>
                            <mi>n</mi>
                          </msub>
                        </mrow>
                      </mrow>
                      <mo fence="true" stretchy="false">)</mo>
                    </mrow>
                    <mn>2</mn>
                  </msup>
                  <mrow>
                    <mrow>
                      <mo fence="true" stretchy="false">(</mo>
                      <mrow>
                        <mrow>
                          <msub>
                            <mi>A</mi>
                            <mrow>
                              <mi>n</mi>
                              <mo stretchy="false">+</mo>
                              <mn>1</mn>
                            </mrow>
                          </msub>
                          <mo stretchy="false">−</mo>
                          <msub>
                            <mi>A</mi>
                            <mi>n</mi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sub>
                            <mi>A</mi>
                            <mi>n</mi>
                          </msub>
                          <mo stretchy="false">+</mo>
                          <msub>
                            <mi>A</mi>
                            <mrow>
                              <mi>n</mi>
                              <mo stretchy="false">−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</mrow>
                </mfrac>
              </mrow>
            </mrow>
          </mrow>
        </mtd>
      </mtr>
      <mtr>
        <mtd columnalign="left">
          <mrow>
            <mi mathvariant="italic">with</mi>
            <mi mathvariant="italic">recursive</mi>
            <mi mathvariant="italic">formulation</mi>
            <mi mathvariant="normal">:</mi>
          </mrow>
        </mtd>
      </mtr>
      <mtr>
        <mtd>
          <mrow>
            <msup>
              <mi>S</mi>
              <mn>2</mn>
            </msup>
            <mrow>
              <mrow>
                <mo fence="true" stretchy="false">(</mo>
                <mrow>
                  <msub>
                    <mi>A</mi>
                    <mi>n</mi>
                  </msub>
                </mrow>
                <mo fence="true" stretchy="false">)</mo>
              </mrow>
              <mo stretchy="false">=</mo>
              <mi>S</mi>
            </mrow>
            <mrow>
              <mo fence="true" stretchy="false">(</mo>
              <mrow>
                <mrow>
                  <mi>S</mi>
                  <mrow>
                    <mo fence="true" stretchy="false">(</mo>
                    <mrow>
                      <msub>
                        <mi>A</mi>
                        <mi>n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sup>
              <mi>S</mi>
              <mi>m</mi>
            </msup>
            <mrow>
              <mrow>
                <mo fence="true" stretchy="false">(</mo>
                <mrow>
                  <msub>
                    <mi>A</mi>
                    <mi>n</mi>
                  </msub>
                </mrow>
                <mo fence="true" stretchy="false">)</mo>
              </mrow>
              <mo stretchy="false">=</mo>
              <mi>S</mi>
            </mrow>
            <mrow>
              <mo fence="true" stretchy="false">(</mo>
              <mrow>
                <mrow>
                  <msup>
                    <mi>S</mi>
                    <mrow>
                      <mi>m</mi>
                      <mo stretchy="false">−</mo>
                      <mn>1</mn>
                    </mrow>
                  </msup>
                  <mrow>
                    <mo fence="true" stretchy="false">(</mo>
                    <mrow>
                      <msub>
                        <mi>A</mi>
                        <mi>n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o stretchy="false">…</mo>
        </mtd>
      </mtr>
    </mtable>
    <annotation encoding="StarMath 5.0">bold {Shank transform} newline
alignl Given: newline
A_{n} = sum from {k = n} a_k newline 
alignl Shank Transform is: newline
S(A_n) = A_{n+1} - ( A_{n+1} - A_{n} )^2 over {( A_{n+1} - A_{n} ) - ( A_{n} + A_{n-1} )} newline
alignl with recursive formulation: newline
S^2(A_{n}) = S(S(A_{n})) newline
S^{m}(A_{n}) = S(S^{m-1}(A_{n})) newline
dotslow  </annotation>
  </semantics>
</math>
</file>

<file path=Object 3/content.xml><?xml version="1.0" encoding="utf-8"?>
<math xmlns="http://www.w3.org/1998/Math/MathML" display="block">
  <semantics>
    <mtable>
      <mtr>
        <mtd>
          <mstyle mathvariant="bold">
            <mrow>
              <mrow>
                <mi mathvariant="italic">Gregory</mi>
                <mo stretchy="false">−</mo>
                <mi mathvariant="italic">Leibniz</mi>
              </mrow>
              <mi mathvariant="italic">series</mi>
              <mrow>
                <mo fence="true" stretchy="false">(</mo>
                <mrow>
                  <mi mathvariant="italic">GLs</mi>
                </mrow>
                <mo fence="true" stretchy="false">)</mo>
              </mrow>
            </mrow>
          </mstyle>
        </mtd>
      </mtr>
      <mtr>
        <mtd>
          <mrow>
            <mfrac>
              <mi>π</mi>
              <mn>4</mn>
            </mfrac>
            <mo stretchy="false">=</mo>
            <mrow>
              <munder>
                <mo stretchy="false">∑</mo>
                <mrow>
                  <mi>k</mi>
                  <mo stretchy="false">=</mo>
                  <mn>0</mn>
                </mrow>
              </mund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  <mrow>
                  <mn>2</mn>
                  <mrow>
                    <mi>k</mi>
                    <mo stretchy="false">+</mo>
                    <mn>1</mn>
                  </mrow>
                </mrow>
              </mfrac>
            </mrow>
          </mrow>
        </mtd>
      </mtr>
      <mtr>
        <mtd>
          <mrow>
            <mfrac>
              <mi>π</mi>
              <mn>4</mn>
            </mfrac>
            <mo stretchy="false">≃</mo>
            <mrow>
              <mn>1</mn>
              <mo stretchy="false">−</mo>
              <mfrac>
                <mn>1</mn>
                <mn>3</mn>
              </mfrac>
              <mo stretchy="false">+</mo>
              <mfrac>
                <mn>1</mn>
                <mn>5</mn>
              </mfrac>
              <mo stretchy="false">−</mo>
              <mfrac>
                <mn>1</mn>
                <mn>7</mn>
              </mfrac>
              <mo stretchy="false">+</mo>
              <mo stretchy="false">⋯</mo>
            </mrow>
          </mrow>
        </mtd>
      </mtr>
    </mtable>
    <annotation encoding="StarMath 5.0">bold {Gregory-Leibniz series (GLs)} newline 

alignc {%pi } over {4} = sum from{k=0} {{(-1)}^{k} over {2k+1}}   newline
 
alignc {%pi } over {4} simeq 1 -1 over 3 + 1 over 5 - 1over 7 + dotsaxis  newline 
</annotation>
  </semantics>
</math>
</file>

<file path=Object 4/content.xml><?xml version="1.0" encoding="utf-8"?>
<math xmlns="http://www.w3.org/1998/Math/MathML" display="block">
  <semantics>
    <mtable>
      <mtr>
        <mtd>
          <mstyle mathvariant="bold">
            <mrow>
              <mi mathvariant="italic">Van</mi>
              <mi mathvariant="italic">Wijngaarden</mi>
              <mi mathvariant="italic">transformation</mi>
            </mrow>
          </mstyle>
        </mtd>
      </mtr>
      <mtr>
        <mtd columnalign="left">
          <mrow>
            <mi mathvariant="italic">Given</mi>
            <mi mathvariant="normal">:</mi>
          </mrow>
        </mtd>
      </mtr>
      <mtr>
        <mtd>
          <mrow>
            <msub>
              <mi>s</mi>
              <mrow>
                <mn>0</mn>
                <mi>,</mi>
                <mi>k</mi>
              </mrow>
            </msub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i>k</mi>
              </munderover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n</mi>
                </msup>
                <msub>
                  <mi>a</mi>
                  <mi>n</mi>
                </msub>
              </mrow>
            </mrow>
          </mrow>
        </mtd>
      </mtr>
      <mtr>
        <mtd columnalign="left">
          <mrow>
            <mi mathvariant="italic">transform</mi>
            <mi mathvariant="normal">:</mi>
          </mrow>
        </mtd>
      </mtr>
      <mtr>
        <mtd>
          <mrow>
            <msub>
              <mi>s</mi>
              <mrow>
                <mrow>
                  <mi>j</mi>
                  <mo stretchy="false">+</mo>
                  <mn>1</mn>
                </mrow>
                <mi>,</mi>
                <mi>k</mi>
              </mrow>
            </msub>
            <mo stretchy="false">=</mo>
            <mfrac>
              <mrow>
                <msub>
                  <mi>s</mi>
                  <mrow>
                    <mi>j</mi>
                    <mi>,</mi>
                    <mi>k</mi>
                  </mrow>
                </msub>
                <mo stretchy="false">+</mo>
                <msub>
                  <mi>s</mi>
                  <mrow>
                    <mi>j</mi>
                    <mi>,</mi>
                    <mrow>
                      <mi>k</mi>
                      <mo stretchy="false">+</mo>
                      <mn>1</mn>
                    </mrow>
                  </mrow>
                </msub>
              </mrow>
              <mn>2</mn>
            </mfrac>
          </mrow>
        </mtd>
      </mtr>
      <mtr>
        <mtd columnalign="left">
          <mrow>
            <mi mathvariant="italic">Euler</mi>
            <mi mathvariant="italic">transform</mi>
            <mi mathvariant="normal">:</mi>
          </mrow>
        </mtd>
      </mtr>
      <mtr>
        <mtd>
          <msub>
            <mi>s</mi>
            <mrow>
              <mi>j</mi>
              <mi>,</mi>
              <mn>0</mn>
            </mrow>
          </msub>
        </mtd>
      </mtr>
    </mtable>
    <annotation encoding="StarMath 5.0">Bold {Van Wijngaarden transformation} newline
alignl Given: newline
s_{ 0,k } = sum from{ n=0 } to { k } { (-1)^n a_n} newline

alignl transform: newline
s_{ j+1,k } = {s_{ j,k } + s_{ j,k +1}} over 2 newline

alignl Euler transform: newline
s_{ j, 0 }
 

</annotation>
  </semantics>
</math>
</file>